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ColorTable.xml" manifest:media-type="text/xml"/>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color="#ce181e" draw:fill="solid" draw:fill-color="#ce181e" draw:opacity="80%" draw:textarea-horizontal-align="justify" draw:textarea-vertical-align="middle" draw:auto-grow-height="false" fo:min-height="3.086cm" fo:min-width="2.837cm" draw:shadow-opacity="80%"/>
    </style:style>
    <style:style style:name="gr3" style:family="graphic" style:parent-style-name="standard">
      <style:graphic-properties draw:stroke="none" draw:fill="none" fo:min-height="1.603cm"/>
    </style:style>
    <style:style style:name="gr4" style:family="graphic" style:parent-style-name="standard">
      <style:graphic-properties svg:stroke-color="#ce181e" draw:fill="solid" draw:fill-color="#ce181e" draw:opacity="80%" draw:textarea-horizontal-align="justify" draw:textarea-vertical-align="middle" draw:auto-grow-height="false" fo:min-height="2.096cm" fo:min-width="2.837cm" draw:shadow-opacity="80%"/>
    </style:style>
    <style:style style:name="gr5" style:family="graphic" style:parent-style-name="standard">
      <style:graphic-properties svg:stroke-color="#ce181e" draw:fill="solid" draw:fill-color="#ce181e" draw:opacity="80%" draw:textarea-horizontal-align="justify" draw:textarea-vertical-align="middle" draw:auto-grow-height="false" fo:min-height="2.096cm" fo:min-width="5.724cm" draw:shadow-opacity="80%"/>
    </style:style>
    <style:style style:name="gr6" style:family="graphic" style:parent-style-name="standard">
      <style:graphic-properties svg:stroke-color="#ce181e" draw:fill="solid" draw:fill-color="#ce181e" draw:opacity="80%" draw:textarea-horizontal-align="justify" draw:textarea-vertical-align="middle" draw:auto-grow-height="false" fo:min-height="1.672cm" fo:min-width="2.837cm" draw:shadow-opacity="80%"/>
    </style:style>
    <style:style style:name="gr7" style:family="graphic" style:parent-style-name="standard">
      <style:graphic-properties svg:stroke-color="#ce181e" draw:fill="solid" draw:fill-color="#ce181e" draw:opacity="80%" draw:textarea-horizontal-align="justify" draw:textarea-vertical-align="middle" draw:auto-grow-height="false" fo:min-height="1.164cm" fo:min-width="2.837cm" draw:shadow-opacity="80%"/>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404cm"/>
    </style:style>
    <style:style style:name="gr10" style:family="graphic" style:parent-style-name="standard">
      <style:graphic-properties draw:stroke="none" svg:stroke-color="#000000" draw:fill="none" draw:fill-color="#ffffff" draw:auto-grow-height="true" draw:auto-grow-width="false" fo:max-height="0cm" fo:min-height="1.75cm"/>
    </style:style>
    <style:style style:name="gr11" style:family="graphic" style:parent-style-name="objectwithoutfill">
      <style:graphic-properties svg:stroke-color="#ce181e" draw:marker-end="Arrow" draw:marker-end-width="0.3cm" draw:fill="none" draw:textarea-vertical-align="middle"/>
    </style:style>
    <style:style style:name="gr12" style:family="graphic" style:parent-style-name="objectwithoutfill">
      <style:graphic-properties svg:stroke-color="#18a303" draw:marker-end="Arrow" draw:marker-end-width="0.3cm" draw:fill="none" draw:textarea-vertical-align="middle"/>
    </style:style>
    <style:style style:name="gr13" style:family="graphic" style:parent-style-name="Objet_20_sans_20_remplissage_5f_1">
      <style:graphic-properties draw:marker-end="Arrow" draw:marker-end-width="0.3cm" draw:fill="none" draw:textarea-vertical-align="middle"/>
    </style:style>
    <style:style style:name="gr14" style:family="graphic" style:parent-style-name="Objet_20_sans_20_remplissage_5f_1">
      <style:graphic-properties svg:stroke-color="#ce181e" draw:marker-end="Arrow" draw:marker-end-width="0.3cm" draw:fill="none" draw:textarea-vertical-align="middle"/>
    </style:style>
    <style:style style:name="gr15" style:family="graphic" style:parent-style-name="Objet_20_sans_20_remplissage_5f_1">
      <style:graphic-properties svg:stroke-color="#18a303" draw:marker-end="Arrow" draw:marker-end-width="0.3cm" draw:fill="none" draw:textarea-vertical-align="middle"/>
    </style:style>
    <style:style style:name="gr16" style:family="graphic" style:parent-style-name="Standard_5f_1_5f_1">
      <style:graphic-properties svg:stroke-color="#ce181e" draw:fill="solid" draw:fill-color="#ce181e" draw:opacity="80%" draw:textarea-horizontal-align="justify" draw:textarea-vertical-align="middle" draw:auto-grow-height="false" fo:min-height="1.672cm" fo:min-width="2.837cm" draw:shadow-opacity="80%"/>
    </style:style>
    <style:style style:name="gr17" style:family="graphic" style:parent-style-name="Standard_5f_1_5f_1">
      <style:graphic-properties svg:stroke-color="#ce181e" draw:fill="solid" draw:fill-color="#ce181e" draw:opacity="80%" draw:textarea-horizontal-align="justify" draw:textarea-vertical-align="middle" draw:auto-grow-height="false" fo:min-height="1.164cm" fo:min-width="2.837cm" draw:shadow-opacity="80%"/>
    </style:style>
    <style:style style:name="gr18" style:family="graphic" style:parent-style-name="Standard_5f_1_5f_1">
      <style:graphic-properties svg:stroke-color="#ce181e" draw:fill="solid" draw:fill-color="#ce181e" draw:opacity="80%" draw:textarea-horizontal-align="justify" draw:textarea-vertical-align="middle" draw:auto-grow-height="false" fo:min-height="2.096cm" fo:min-width="2.837cm" draw:shadow-opacity="80%"/>
    </style:style>
    <style:style style:name="gr19" style:family="graphic" style:parent-style-name="Standard_5f_1_5f_1">
      <style:graphic-properties svg:stroke-color="#ce181e" draw:fill="solid" draw:fill-color="#ce181e" draw:opacity="80%" draw:textarea-horizontal-align="justify" draw:textarea-vertical-align="middle" draw:auto-grow-height="false" fo:min-height="2.096cm" fo:min-width="5.724cm" draw:shadow-opacity="80%"/>
    </style:style>
    <style:style style:name="gr20" style:family="graphic" style:parent-style-name="Objet_20_sans_20_remplissage_5f_1_5f_1">
      <style:graphic-properties draw:marker-end="Arrow" draw:marker-end-width="0.3cm" draw:fill="none" draw:textarea-vertical-align="middle"/>
    </style:style>
    <style:style style:name="gr21" style:family="graphic" style:parent-style-name="Standard_5f_1_5f_1">
      <style:graphic-properties draw:stroke="none" svg:stroke-color="#000000" draw:fill="none" draw:fill-color="#ffffff" draw:auto-grow-height="true" draw:auto-grow-width="false" fo:max-height="0cm" fo:min-height="2.404cm"/>
    </style:style>
    <style:style style:name="gr22" style:family="graphic" style:parent-style-name="Standard_5f_1_5f_2">
      <style:graphic-properties svg:stroke-color="#ce181e" draw:fill="solid" draw:fill-color="#ce181e" draw:opacity="80%" draw:textarea-horizontal-align="justify" draw:textarea-vertical-align="middle" draw:auto-grow-height="false" fo:min-height="1.672cm" fo:min-width="2.837cm" draw:shadow-opacity="80%"/>
    </style:style>
    <style:style style:name="gr23" style:family="graphic" style:parent-style-name="Standard_5f_1_5f_2">
      <style:graphic-properties svg:stroke-color="#ce181e" draw:fill="solid" draw:fill-color="#ce181e" draw:opacity="80%" draw:textarea-horizontal-align="justify" draw:textarea-vertical-align="middle" draw:auto-grow-height="false" fo:min-height="1.164cm" fo:min-width="2.837cm" draw:shadow-opacity="80%"/>
    </style:style>
    <style:style style:name="gr24" style:family="graphic" style:parent-style-name="Standard_5f_1_5f_2">
      <style:graphic-properties svg:stroke-color="#ce181e" draw:fill="solid" draw:fill-color="#ce181e" draw:opacity="80%" draw:textarea-horizontal-align="justify" draw:textarea-vertical-align="middle" draw:auto-grow-height="false" fo:min-height="2.096cm" fo:min-width="2.837cm" draw:shadow-opacity="80%"/>
    </style:style>
    <style:style style:name="gr25" style:family="graphic" style:parent-style-name="Standard_5f_1_5f_2">
      <style:graphic-properties svg:stroke-color="#ce181e" draw:fill="solid" draw:fill-color="#ce181e" draw:opacity="80%" draw:textarea-horizontal-align="justify" draw:textarea-vertical-align="middle" draw:auto-grow-height="false" fo:min-height="2.096cm" fo:min-width="5.724cm" draw:shadow-opacity="80%"/>
    </style:style>
    <style:style style:name="gr26" style:family="graphic" style:parent-style-name="Standard_5f_1_5f_2">
      <style:graphic-properties draw:stroke="none" svg:stroke-color="#000000" draw:fill="none" draw:fill-color="#ffffff" draw:auto-grow-height="true" draw:auto-grow-width="false" fo:max-height="0cm" fo:min-height="1.75cm"/>
    </style:style>
    <style:style style:name="gr27" style:family="graphic" style:parent-style-name="Objet_20_sans_20_remplissage_5f_1_5f_2">
      <style:graphic-properties svg:stroke-color="#ce181e" draw:marker-end="Arrow" draw:marker-end-width="0.3cm" draw:fill="none" draw:textarea-vertical-align="middle"/>
    </style:style>
    <style:style style:name="gr28" style:family="graphic" style:parent-style-name="Objet_20_sans_20_remplissage_5f_1_5f_2">
      <style:graphic-properties svg:stroke-color="#18a303" draw:marker-end="Arrow" draw:marker-end-width="0.3cm" draw:fill="none" draw:textarea-vertical-align="middle"/>
    </style:style>
    <style:style style:name="gr29" style:family="graphic" style:parent-style-name="Standard_5f_1_5f_1_5f_3">
      <style:graphic-properties svg:stroke-color="#ce181e" draw:fill="solid" draw:fill-color="#ce181e" draw:opacity="80%" draw:textarea-horizontal-align="justify" draw:textarea-vertical-align="middle" draw:auto-grow-height="false" fo:min-height="1.672cm" fo:min-width="2.837cm" draw:shadow-opacity="80%"/>
    </style:style>
    <style:style style:name="gr30" style:family="graphic" style:parent-style-name="Standard_5f_1_5f_1_5f_3">
      <style:graphic-properties svg:stroke-color="#ce181e" draw:fill="solid" draw:fill-color="#ce181e" draw:opacity="80%" draw:textarea-horizontal-align="justify" draw:textarea-vertical-align="middle" draw:auto-grow-height="false" fo:min-height="1.164cm" fo:min-width="2.837cm" draw:shadow-opacity="80%"/>
    </style:style>
    <style:style style:name="gr31" style:family="graphic" style:parent-style-name="Standard_5f_1_5f_1_5f_3">
      <style:graphic-properties svg:stroke-color="#ce181e" draw:fill="solid" draw:fill-color="#ce181e" draw:opacity="80%" draw:textarea-horizontal-align="justify" draw:textarea-vertical-align="middle" draw:auto-grow-height="false" fo:min-height="2.096cm" fo:min-width="2.837cm" draw:shadow-opacity="80%"/>
    </style:style>
    <style:style style:name="gr32" style:family="graphic" style:parent-style-name="Standard_5f_1_5f_1_5f_3">
      <style:graphic-properties svg:stroke-color="#ce181e" draw:fill="solid" draw:fill-color="#ce181e" draw:opacity="80%" draw:textarea-horizontal-align="justify" draw:textarea-vertical-align="middle" draw:auto-grow-height="false" fo:min-height="2.096cm" fo:min-width="5.724cm" draw:shadow-opacity="80%"/>
    </style:style>
    <style:style style:name="gr33" style:family="graphic" style:parent-style-name="Objet_20_sans_20_remplissage_5f_1_5f_1_5f_2">
      <style:graphic-properties draw:marker-end="Arrow" draw:marker-end-width="0.3cm" draw:fill="none" draw:textarea-vertical-align="middle"/>
    </style:style>
    <style:style style:name="gr34" style:family="graphic" style:parent-style-name="Standard_5f_1_5f_1_5f_3">
      <style:graphic-properties draw:stroke="none" svg:stroke-color="#000000" draw:fill="none" draw:fill-color="#ffffff" draw:auto-grow-height="true" draw:auto-grow-width="false" fo:max-height="0cm" fo:min-height="2.404cm"/>
    </style:style>
    <style:style style:name="gr35" style:family="graphic" style:parent-style-name="standard">
      <style:graphic-properties draw:stroke="none" draw:fill="none" fo:min-height="0.803cm"/>
    </style:style>
    <style:style style:name="gr36" style:family="graphic" style:parent-style-name="Objet_20_sans_20_remplissage_20_et_20_sans_20_ligne">
      <style:graphic-properties draw:textarea-vertical-align="middle" draw:ole-draw-aspect="1" style:protect="size"/>
    </style:style>
    <style:style style:name="gr37" style:family="graphic" style:parent-style-name="Standard_5f_1_5f_2_5f_2">
      <style:graphic-properties svg:stroke-color="#ce181e" draw:fill="solid" draw:fill-color="#ce181e" draw:opacity="80%" draw:textarea-horizontal-align="justify" draw:textarea-vertical-align="middle" draw:auto-grow-height="false" fo:min-height="1.672cm" fo:min-width="2.837cm" draw:shadow-opacity="80%"/>
    </style:style>
    <style:style style:name="gr38" style:family="graphic" style:parent-style-name="Standard_5f_1_5f_2_5f_2">
      <style:graphic-properties svg:stroke-color="#ce181e" draw:fill="solid" draw:fill-color="#ce181e" draw:opacity="80%" draw:textarea-horizontal-align="justify" draw:textarea-vertical-align="middle" draw:auto-grow-height="false" fo:min-height="1.164cm" fo:min-width="2.837cm" draw:shadow-opacity="80%"/>
    </style:style>
    <style:style style:name="gr39" style:family="graphic" style:parent-style-name="Standard_5f_1_5f_2_5f_2">
      <style:graphic-properties svg:stroke-color="#ce181e" draw:fill="solid" draw:fill-color="#ce181e" draw:opacity="80%" draw:textarea-horizontal-align="justify" draw:textarea-vertical-align="middle" draw:auto-grow-height="false" fo:min-height="2.096cm" fo:min-width="2.837cm" draw:shadow-opacity="80%"/>
    </style:style>
    <style:style style:name="gr40" style:family="graphic" style:parent-style-name="Standard_5f_1_5f_2_5f_2">
      <style:graphic-properties svg:stroke-color="#ce181e" draw:fill="solid" draw:fill-color="#ce181e" draw:opacity="80%" draw:textarea-horizontal-align="justify" draw:textarea-vertical-align="middle" draw:auto-grow-height="false" fo:min-height="2.096cm" fo:min-width="5.724cm" draw:shadow-opacity="80%"/>
    </style:style>
    <style:style style:name="gr41" style:family="graphic" style:parent-style-name="Standard_5f_1_5f_2_5f_2">
      <style:graphic-properties draw:stroke="none" svg:stroke-color="#000000" draw:fill="none" draw:fill-color="#ffffff" draw:auto-grow-height="true" draw:auto-grow-width="false" fo:max-height="0cm" fo:min-height="1.75cm"/>
    </style:style>
    <style:style style:name="gr42" style:family="graphic" style:parent-style-name="Objet_20_sans_20_remplissage_5f_1_5f_2_5f_2">
      <style:graphic-properties svg:stroke-color="#ce181e" draw:marker-end="Arrow" draw:marker-end-width="0.3cm" draw:fill="none" draw:textarea-vertical-align="middle"/>
    </style:style>
    <style:style style:name="gr43" style:family="graphic" style:parent-style-name="Objet_20_sans_20_remplissage_5f_1_5f_2_5f_2">
      <style:graphic-properties svg:stroke-color="#18a303" draw:marker-end="Arrow" draw:marker-end-width="0.3cm" draw:fill="none" draw:textarea-vertical-align="middle"/>
    </style:style>
    <style:style style:name="gr44" style:family="graphic" style:parent-style-name="Standard_5f_1_5f_1_5f_2">
      <style:graphic-properties draw:stroke="none" draw:fill="none" fo:min-height="0.80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draw:fill-color="#add58a" fo:min-height="12.75cm"/>
    </style:style>
    <style:style style:name="co1" style:family="table-column">
      <style:table-column-properties style:column-width="4.763cm" style:use-optimal-column-width="false"/>
    </style:style>
    <style:style style:name="co2" style:family="table-column">
      <style:table-column-properties style:column-width="1.939cm" style:use-optimal-column-width="false"/>
    </style:style>
    <style:style style:name="co3" style:family="table-column">
      <style:table-column-properties style:column-width="4.714cm" style:use-optimal-column-width="false"/>
    </style:style>
    <style:style style:name="co4" style:family="table-column">
      <style:table-column-properties style:column-width="1.218cm" style:use-optimal-column-width="false"/>
    </style:style>
    <style:style style:name="co5" style:family="table-column">
      <style:table-column-properties style:column-width="1.554cm" style:use-optimal-column-width="false"/>
    </style:style>
    <style:style style:name="co6" style:family="table-column">
      <style:table-column-properties style:column-width="1.306cm" style:use-optimal-column-width="false"/>
    </style:style>
    <style:style style:name="co7" style:family="table-column">
      <style:table-column-properties style:column-width="1.553cm" style:use-optimal-column-width="false"/>
    </style:style>
    <style:style style:name="co8" style:family="table-column">
      <style:table-column-properties style:column-width="4.715cm" style:use-optimal-column-width="false"/>
    </style:style>
    <style:style style:name="co9" style:family="table-column">
      <style:table-column-properties style:column-width="1.556cm" style:use-optimal-column-width="false"/>
    </style:style>
    <style:style style:name="co10" style:family="table-column">
      <style:table-column-properties style:column-width="5.016cm" style:use-optimal-column-width="false"/>
    </style:style>
    <style:style style:name="co11" style:family="table-column">
      <style:table-column-properties style:column-width="4.031cm" style:use-optimal-column-width="false"/>
    </style:style>
    <style:style style:name="co12" style:family="table-column">
      <style:table-column-properties style:column-width="4.241cm" style:use-optimal-column-width="false"/>
    </style:style>
    <style:style style:name="co13" style:family="table-column">
      <style:table-column-properties style:column-width="1.092cm" style:use-optimal-column-width="false"/>
    </style:style>
    <style:style style:name="co14" style:family="table-column">
      <style:table-column-properties style:column-width="1.344cm" style:use-optimal-column-width="false"/>
    </style:style>
    <style:style style:name="co15" style:family="table-column">
      <style:table-column-properties style:column-width="1.26cm" style:use-optimal-column-width="false"/>
    </style:style>
    <style:style style:name="co16" style:family="table-column">
      <style:table-column-properties style:column-width="1.428cm" style:use-optimal-column-width="false"/>
    </style:style>
    <style:style style:name="co17" style:family="table-column">
      <style:table-column-properties style:column-width="1.596cm" style:use-optimal-column-width="false"/>
    </style:style>
    <style:style style:name="co18" style:family="table-column">
      <style:table-column-properties style:column-width="1.134cm" style:use-optimal-column-width="false"/>
    </style:style>
    <style:style style:name="co19" style:family="table-column">
      <style:table-column-properties style:column-width="1.302cm" style:use-optimal-column-width="false"/>
    </style:style>
    <style:style style:name="co20" style:family="table-column">
      <style:table-column-properties style:column-width="4.059cm" style:use-optimal-column-width="false"/>
    </style:style>
    <style:style style:name="co21" style:family="table-column">
      <style:table-column-properties style:column-width="1.275cm" style:use-optimal-column-width="false"/>
    </style:style>
    <style:style style:name="co22" style:family="table-column">
      <style:table-column-properties style:column-width="1.305cm" style:use-optimal-column-width="false"/>
    </style:style>
    <style:style style:name="co23" style:family="table-column">
      <style:table-column-properties style:column-width="4.047cm" style:use-optimal-column-width="false"/>
    </style:style>
    <style:style style:name="co24" style:family="table-column">
      <style:table-column-properties style:column-width="1.286cm" style:use-optimal-column-width="false"/>
    </style:style>
    <style:style style:name="co25" style:family="table-column">
      <style:table-column-properties style:column-width="1.034cm" style:use-optimal-column-width="false"/>
    </style:style>
    <style:style style:name="co26" style:family="table-column">
      <style:table-column-properties style:column-width="1.469cm" style:use-optimal-column-width="false"/>
    </style:style>
    <style:style style:name="co27" style:family="table-column">
      <style:table-column-properties style:column-width="1.67cm" style:use-optimal-column-width="false"/>
    </style:style>
    <style:style style:name="co28" style:family="table-column">
      <style:table-column-properties style:column-width="4.048cm" style:use-optimal-column-width="false"/>
    </style:style>
    <style:style style:name="co29" style:family="table-column">
      <style:table-column-properties style:column-width="1.836cm" style:use-optimal-column-width="false"/>
    </style:style>
    <style:style style:name="co30" style:family="table-column">
      <style:table-column-properties style:column-width="1.512cm" style:use-optimal-column-width="false"/>
    </style:style>
    <style:style style:name="co31" style:family="table-column">
      <style:table-column-properties style:column-width="1.386cm" style:use-optimal-column-width="false"/>
    </style:style>
    <style:style style:name="co32" style:family="table-column">
      <style:table-column-properties style:column-width="1.806cm" style:use-optimal-column-width="false"/>
    </style:style>
    <style:style style:name="co33" style:family="table-column">
      <style:table-column-properties style:column-width="1.722cm" style:use-optimal-column-width="false"/>
    </style:style>
    <style:style style:name="co34" style:family="table-column">
      <style:table-column-properties style:column-width="1.217cm" style:use-optimal-column-width="false"/>
    </style:style>
    <style:style style:name="co35" style:family="table-column">
      <style:table-column-properties style:column-width="3.054cm" style:use-optimal-column-width="false"/>
    </style:style>
    <style:style style:name="co36" style:family="table-column">
      <style:table-column-properties style:column-width="0.882cm" style:use-optimal-column-width="false"/>
    </style:style>
    <style:style style:name="co37" style:family="table-column">
      <style:table-column-properties style:column-width="0.924cm" style:use-optimal-column-width="false"/>
    </style:style>
    <style:style style:name="co38" style:family="table-column">
      <style:table-column-properties style:column-width="1.764cm" style:use-optimal-column-width="false"/>
    </style:style>
    <style:style style:name="co39" style:family="table-column">
      <style:table-column-properties style:column-width="3.066cm" style:use-optimal-column-width="false"/>
    </style:style>
    <style:style style:name="co40" style:family="table-column">
      <style:table-column-properties style:column-width="1.6cm" style:use-optimal-column-width="false"/>
    </style:style>
    <style:style style:name="co41" style:family="table-column">
      <style:table-column-properties style:column-width="4.406cm" style:use-optimal-column-width="false"/>
    </style:style>
    <style:style style:name="co42" style:family="table-column">
      <style:table-column-properties style:column-width="4.416cm" style:use-optimal-column-width="false"/>
    </style:style>
    <style:style style:name="co43" style:family="table-column">
      <style:table-column-properties style:column-width="8.855cm" style:use-optimal-column-width="false"/>
    </style:style>
    <style:style style:name="co44" style:family="table-column">
      <style:table-column-properties style:column-width="2.01cm" style:use-optimal-column-width="false"/>
    </style:style>
    <style:style style:name="co45" style:family="table-column">
      <style:table-column-properties style:column-width="4.417cm" style:use-optimal-column-width="false"/>
    </style:style>
    <style:style style:name="co46" style:family="table-column">
      <style:table-column-properties style:column-width="8.858cm" style:use-optimal-column-width="false"/>
    </style:style>
    <style:style style:name="ro1" style:family="table-row">
      <style:table-row-properties style:row-height="1.999cm"/>
    </style:style>
    <style:style style:name="ro2" style:family="table-row">
      <style:table-row-properties style:row-height="1.16cm"/>
    </style:style>
    <style:style style:name="ro3" style:family="table-row">
      <style:table-row-properties style:row-height="1.229cm"/>
    </style:style>
    <style:style style:name="ro4" style:family="table-row">
      <style:table-row-properties style:row-height="1.062cm"/>
    </style:style>
    <style:style style:name="ro5" style:family="table-row">
      <style:table-row-properties style:row-height="1.331cm"/>
    </style:style>
    <style:style style:name="ro6" style:family="table-row">
      <style:table-row-properties style:row-height="2.003cm"/>
    </style:style>
    <style:style style:name="ro7" style:family="table-row">
      <style:table-row-properties style:row-height="1.683cm"/>
    </style:style>
    <style:style style:name="ro8" style:family="table-row">
      <style:table-row-properties style:row-height="2.394cm"/>
    </style:style>
    <style:style style:name="ro9" style:family="table-row">
      <style:table-row-properties style:row-height="1.987cm"/>
    </style:style>
    <style:style style:name="ro10" style:family="table-row">
      <style:table-row-properties style:row-height="1.064cm"/>
    </style:style>
    <style:style style:name="ro11" style:family="table-row">
      <style:table-row-properties style:row-height="1.869cm"/>
    </style:style>
    <style:style style:name="ro12" style:family="table-row">
      <style:table-row-properties style:row-height="1.063cm"/>
    </style:style>
    <style:style style:name="ro13" style:family="table-row">
      <style:table-row-properties style:row-height="1.866cm"/>
    </style:style>
    <style:style style:name="ro14" style:family="table-row">
      <style:table-row-properties style:row-height="1.135cm"/>
    </style:style>
    <style:style style:name="ro15" style:family="table-row">
      <style:table-row-properties style:row-height="1.863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center"/>
      <style:text-properties style:text-position="0% 100%"/>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solid" draw:fill-color="#ce181e" draw:opacity="80%"/>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solid" draw:fill-color="#ce181e" draw:opacity="80%"/>
      <style:paragraph-properties fo:text-align="center"/>
      <style:text-properties fo:font-size="18pt"/>
    </style:style>
    <style:style style:name="P9" style:family="paragraph">
      <loext:graphic-properties draw:fill="none" draw:fill-color="#ffffff"/>
      <style:text-properties fo:font-size="18pt"/>
    </style:style>
    <style:style style:name="P10" style:family="paragraph">
      <style:paragraph-properties fo:margin-left="0cm" fo:margin-right="0cm" fo:margin-top="0cm" fo:margin-bottom="0.2cm" fo:text-indent="0cm" style:text-autospace="ideograph-alpha" style:punctuation-wrap="hanging"/>
    </style:style>
    <style:style style:name="P11" style:family="paragraph">
      <style:paragraph-properties fo:margin-left="0cm" fo:margin-right="0cm" fo:margin-top="0cm" fo:margin-bottom="0.3cm" fo:text-indent="0cm" style:text-autospace="ideograph-alpha" style:punctuation-wrap="hanging"/>
    </style:style>
    <style:style style:name="P12" style:family="paragraph">
      <loext:graphic-properties draw:fill="none"/>
    </style:style>
    <style:style style:name="P13" style:family="paragraph">
      <style:paragraph-properties fo:text-align="center"/>
      <style:text-properties style:text-position="0% 100%"/>
    </style:style>
    <style:style style:name="P14" style:family="paragraph">
      <style:paragraph-properties fo:margin-left="0cm" fo:margin-right="0cm" fo:margin-top="0cm" fo:margin-bottom="0.4cm" fo:text-indent="0cm" style:text-autospace="ideograph-alpha" style:punctuation-wrap="hanging"/>
    </style:style>
    <style:style style:name="P15" style:family="paragraph">
      <loext:graphic-properties draw:fill="none"/>
      <style:paragraph-properties fo:text-align="center"/>
      <style:text-properties fo:font-size="18pt"/>
    </style:style>
    <style:style style:name="P16" style:family="paragraph">
      <loext:graphic-properties draw:fill-color="#add58a"/>
    </style:style>
    <style:style style:name="T1" style:family="text">
      <style:text-properties fo:font-weight="bold" style:font-weight-asian="bold" style:font-weight-complex="bold"/>
    </style:style>
    <style:style style:name="T2" style:family="text">
      <style:text-properties fo:color="#b2b2b2" style:font-size-asian="24pt" style:font-size-complex="32pt"/>
    </style:style>
    <style:style style:name="T3" style:family="text">
      <style:text-properties fo:color="#b2b2b2" fo:font-weight="bold" style:font-weight-asian="bold" style:font-weight-complex="bold"/>
    </style:style>
    <style:style style:name="T4" style:family="text">
      <style:text-properties fo:font-variant="normal" fo:text-transform="none" fo:color="#1c1c1c" style:text-outline="false" style:text-line-through-style="none" style:text-line-through-type="none" style:font-name="Source Sans Pro Light" fo:font-size="16pt" fo:font-style="normal" fo:text-shadow="none" style:text-underline-style="none" fo:font-weight="bold" style:letter-kerning="true" style:font-name-asian="源ノ角ゴシック Light" style:font-size-asian="14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 style:family="text">
      <style:text-properties fo:font-size="18pt"/>
    </style:style>
    <style:style style:name="T6"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bold" style:letter-kerning="true" style:font-name-asian="源ノ角ゴシック Medium" style:font-size-asian="24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bold" style:letter-kerning="true" style:font-name-asian="源ノ角ゴシック Light" style:font-size-asian="16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9" style:family="text">
      <style:text-properties style:text-position="-33% 58%"/>
    </style:style>
    <style:style style:name="T10" style:family="text">
      <style:text-properties fo:font-size="15pt" style:font-size-asian="15pt" style:font-size-complex="15pt"/>
    </style:style>
    <style:style style:name="T11" style:family="text">
      <style:text-properties style:text-position="0% 100%"/>
    </style:style>
    <style:style style:name="T12" style:family="text">
      <style:text-properties style:text-position="-33% 58%" fo:font-size="22pt" fo:font-weight="bold" style:font-size-asian="20pt" style:font-weight-asian="bold" style:font-size-complex="28pt" style:font-weight-complex="bold"/>
    </style:style>
    <style:style style:name="T1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1c1c1c" style:text-outline="false" style:text-line-through-style="none" style:text-line-through-type="none" style:text-position="-33% 58%"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5" style:family="text">
      <style:text-properties style:text-position="0% 100%" fo:font-size="22pt" fo:font-weight="bold" style:font-size-asian="20pt" style:font-weight-asian="bold" style:font-size-complex="28pt" style:font-weight-complex="bold"/>
    </style:style>
    <style:style style:name="T16" style:family="text">
      <style:text-properties fo:color="#000000" fo:font-weight="bold" style:font-weight-asian="bold" style:font-weight-complex="bold"/>
    </style:style>
    <style:style style:name="T17" style:family="text">
      <style:text-properties style:text-position="super 58%" fo:font-weight="bold" style:font-weight-asian="bold" style:font-weight-complex="bold"/>
    </style:style>
    <style:style style:name="T18" style:family="text">
      <style:text-properties style:text-position="33% 58%" fo:font-weight="bold" style:font-weight-asian="bold" style:font-weight-complex="bold"/>
    </style:style>
    <style:style style:name="T19" style:family="text">
      <style:text-properties style:text-position="0% 100%" fo:font-weight="bold" style:font-weight-asian="bold" style:font-weight-complex="bold"/>
    </style:style>
    <style:style style:name="T20" style:family="text">
      <style:text-properties fo:font-variant="normal" fo:text-transform="none" fo:color="#1c1c1c" style:text-outline="false" style:text-line-through-style="none" style:text-line-through-type="none" style:text-position="0% 100%"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21" style:family="text">
      <style:text-properties style:text-position="-33% 58%" fo:font-size="18pt"/>
    </style:style>
    <style:style style:name="T22" style:family="text">
      <style:text-properties style:text-position="0% 100%" fo:font-size="18pt"/>
    </style:style>
    <style:style style:name="T23" style:family="text">
      <style:text-properties style:use-window-font-color="true" style:text-position="0% 100%" style:font-name="Liberation Sans" fo:font-size="18pt" style:letter-kerning="true" style:font-name-asian="Microsoft YaHei" style:font-size-asian="18pt" style:font-name-complex="Lucida Sans" style:font-size-complex="18pt"/>
    </style:style>
    <style:style style:name="T24" style:family="text">
      <style:text-properties style:use-window-font-color="true" style:text-position="-33% 58%" style:font-name="Liberation Sans" fo:font-size="18pt" style:letter-kerning="true" style:font-name-asian="Microsoft YaHei" style:font-size-asian="18pt" style:font-name-complex="Lucida Sans" style:font-size-complex="18pt"/>
    </style:style>
    <style:style style:name="T25" style:family="text">
      <style:text-properties style:text-position="-33% 58%" fo:font-weight="bold" style:font-weight-asian="bold" style:font-weight-complex="bold"/>
    </style:style>
    <style:style style:name="T26" style:family="text">
      <style:text-properties fo:color="#b2b2b2"/>
    </style:style>
    <style:style style:name="T27" style:family="text">
      <style:text-properties fo:color="#000000" style:font-size-asian="24pt" style:font-size-complex="32pt"/>
    </style:style>
    <style:style style:name="T28" style:family="text">
      <style:text-properties fo:color="#add58a" style:font-size-asian="24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Modélisation de la propagation d’une épidémie</text:p>
          </draw:text-box>
        </draw:frame>
        <draw:frame presentation:style-name="pr2" draw:text-style-name="P1" draw:layer="layout" svg:width="25.5cm" svg:height="7cm" svg:x="1.5cm" svg:y="13cm" presentation:class="subtitle">
          <draw:text-box>
            <text:p>L’exemple du coronavirus en France</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bjectifs</text:p>
          </draw:text-box>
        </draw:frame>
        <draw:frame presentation:style-name="pr5" draw:layer="layout" svg:width="25.5cm" svg:height="13cm" svg:x="1cm" svg:y="5.5cm" presentation:class="outline" presentation:user-transformed="true">
          <draw:text-box>
            <text:list text:style-name="L1">
              <text:list-item>
                <text:p>Être capable d’évaluer l’efficacité d’une politique publique dans le cas de la propagation d’un virus</text:p>
                <text:list>
                  <text:list-item>
                    <text:p><text:span text:style-name="T1">En nombre de morts</text:span></text:p>
                  </text:list-item>
                  <text:list-item>
                    <text:p><text:span text:style-name="T1">En nombre de jours d’épidémie</text:span><text:line-break/></text:p>
                  </text:list-item>
                </text:list>
              </text:list-item>
            </text:list>
            <text:list text:style-name="L3">
              <text:list-item>
                <text:p>Évaluer si la France doit entrer en confinement<text:line-break/></text:p>
              </text:list-item>
              <text:list-item>
                <text:p>Évaluer le nombre de jours à partir duquel la vie reprend son cours normal sans risque de nouvelle propagation du viru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uitions</text:p>
          </draw:text-box>
        </draw:frame>
        <draw:frame presentation:style-name="pr5" draw:layer="layout" svg:width="25.5cm" svg:height="13cm" svg:x="1cm" svg:y="5.5cm" presentation:class="outline" presentation:user-transformed="true">
          <draw:text-box>
            <text:list text:style-name="L4">
              <text:list-item>
                <text:p><text:s/>Avant tout, il faut être capable de modéliser la propagation d’une épidémie dans un cluster fermé</text:p>
              </text:list-item>
              <text:list-item>
                <text:p><text:s/>On souhaite ensuite ajouter des flux de population entre clusters, dans un pays fermé</text:p>
              </text:list-item>
              <text:list-item>
                <text:p><text:s/>On souhaite ensuite ajouter des arrivées exogènes de touristes ou de retours de vacanciers dans certains clusters</text:p>
              </text:list-item>
              <text:list-item>
                <text:p><text:s/>On souhaite intégrer des paramètres exogènes dépendant des choix du gouvernement</text:p>
              </text:list-item>
              <text:list-item>
                <text:p><text:s/>On souhaite visualiser l’évolution de la propagation du viru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header>
                <text:p/>
              </text:list-header>
              <text:list-item>
                <text:p><text:s/>Modélisation dans un cluster fermé</text:p>
              </text:list-item>
              <text:list-item>
                <text:p><text:s/>Échange de populations entre clusters dans un pays fermé</text:p>
              </text:list-item>
              <text:list-item>
                <text:p><text:s/>Ajout de paramètres extérieurs variant dans le temps et par cluster </text:p>
              </text:list-item>
              <text:list-item>
                <text:p><text:s/>Données nécessaires pour l’étude <text:s/></text:p>
              </text:list-item>
              <text:list-item>
                <text:p><text:s/>Dataviz</text:p>
              </text:list-item>
              <text:list-item>
                <text:p><text:s/>Perspectives</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1"><text:s/></text:span><text:span text:style-name="T1">Description des hypothèses et modélisation</text:span></text:p>
                  </text:list-item>
                  <text:list-item>
                    <text:p><text:span text:style-name="T1"><text:s/></text:span><text:span text:style-name="T1">Fonction de contamination</text:span></text:p>
                  </text:list-item>
                  <text:list-item>
                    <text:p><text:span text:style-name="T1"><text:s/></text:span><text:span text:style-name="T1">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1"><text:s/></text:span><text:span text:style-name="T1">Description des hypothèses et modélisation</text:span></text:p>
                  </text:list-item>
                  <text:list-item>
                    <text:p><text:span text:style-name="T3"><text:s/></text:span><text:span text:style-name="T3">Fonction de contamination</text:span></text:p>
                  </text:list-item>
                  <text:list-item>
                    <text:p><text:span text:style-name="T3"><text:s/></text:span><text:span text:style-name="T3">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liés à l’épidémie</text:p>
          </draw:text-box>
        </draw:frame>
        <draw:frame presentation:style-name="pr5" draw:layer="layout" svg:width="25.5cm" svg:height="13cm" svg:x="1cm" svg:y="5.5cm" presentation:class="outline" presentation:user-transformed="true">
          <draw:text-box>
            <text:list text:style-name="L1">
              <text:list-item>
                <text:p>Probabilité de contagion</text:p>
              </text:list-item>
              <text:list-item>
                <text:p>Taux de porteurs sains</text:p>
              </text:list-item>
              <text:list-item>
                <text:p>Taux de contaminés malades</text:p>
              </text:list-item>
              <text:list-item>
                <text:p>Taux de contaminés malades graves</text:p>
              </text:list-item>
              <text:list-item>
                <text:p>Taux de mortalité parmi les contaminés malades (ou parmi les personnes porteuses)</text:p>
              </text:list-item>
              <text:list-item>
                <text:p>Durée de la maladie (&amp; durée de la contagion)</text:p>
              </text:list-item>
              <text:list-item>
                <text:p>Durée à partir de laquelle les symptômes sont visibl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ne population diversifiée</text:p>
          </draw:text-box>
        </draw:frame>
        <draw:custom-shape draw:style-name="gr2" draw:text-style-name="P5" draw:layer="layout" svg:width="4.717cm" svg:height="4.716cm" svg:x="6.288cm" svg:y="7.861cm">
          <text:p text:style-name="P4">Population</text:p>
          <text:p text:style-name="P4">résistan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4.717cm" svg:height="4.716cm" svg:x="16.028cm" svg:y="7.939cm">
          <text:p text:style-name="P4">Population</text:p>
          <text:p text:style-name="P4">vulnéra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9.023cm" svg:height="1.853cm" svg:x="3.777cm" svg:y="14.947cm">
          <draw:text-box>
            <text:p text:style-name="P4">La population est donc divisée en différentes « populations »</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liés aux populations</text:p>
          </draw:text-box>
        </draw:frame>
        <draw:frame presentation:style-name="pr5" draw:layer="layout" svg:width="25.5cm" svg:height="13cm" svg:x="1cm" svg:y="5.5cm" presentation:class="outline" presentation:user-transformed="true">
          <draw:text-box>
            <text:list text:style-name="L1">
              <text:list-item>
                <text:p>Taux de porteurs sains par population</text:p>
              </text:list-item>
              <text:list-item>
                <text:p>Taux de contaminés malades graves par population</text:p>
              </text:list-item>
              <text:list-item>
                <text:p>Taux de mortalité par population</text:p>
              </text:list-item>
              <text:list-item>
                <text:p>Nombre de contacts avec l’ensemble de la population locale</text:p>
              </text:list-item>
              <text:list-item>
                <text:p>Stock de personnes ayant été touchées et ne pouvant plus être contaminées</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qui évoluent au cours du temps</text:p>
          </draw:text-box>
        </draw:frame>
        <draw:frame presentation:style-name="pr5" draw:layer="layout" svg:width="25.5cm" svg:height="13cm" svg:x="1cm" svg:y="5.5cm" presentation:class="outline" presentation:user-transformed="true">
          <draw:text-box>
            <text:list text:style-name="L1">
              <text:list-item>
                <text:p>Les mesures peuvent amener un confinement des personnes à risque ou de l’ensemble de la population</text:p>
              </text:list-item>
            </text:list>
            <text:list text:style-name="L3">
              <text:list-item>
                <text:list>
                  <text:list-item>
                    <text:p><text:span text:style-name="T1">Nombre de contacts avec l’ensemble de la population locale évolue au cours du temps</text:span></text:p>
                  </text:list-item>
                </text:list>
              </text:list-item>
            </text:list>
            <text:list text:style-name="L1">
              <text:list-item>
                <text:p>Les hôpitaux peuvent être surchargés</text:p>
                <text:list>
                  <text:list-item>
                    <text:p><text:span text:style-name="T1">Taux de mortalité des malades graves varie au cours du temps</text:span></text:p>
                  </text:list-item>
                </text:list>
              </text:list-item>
            </text:list>
            <text:list text:style-name="L3">
              <text:list-item>
                <text:p><text:span text:style-name="T1">Les malades détectés sont confinés</text:span></text:p>
                <text:list>
                  <text:list-item>
                    <text:p><text:span text:style-name="T1">Nombre de contacts des personnes varient au cours du temps =&gt; il faut distinguer des paramètres en fonction du stade la maladie</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usieurs groupes vis-à-vis de la maladie</text:p>
          </draw:text-box>
        </draw:frame>
        <draw:custom-shape draw:style-name="gr4" draw:text-style-name="P5" draw:layer="layout" svg:width="4.717cm" svg:height="3.316cm" svg:x="2.083cm" svg:y="4.484cm">
          <text:p text:style-name="P4">Groupe</text:p>
          <text:p text:style-name="P4">Non<text:line-break/>contamin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8.084cm">
          <text:p text:style-name="P4">Groupe</text:p>
          <text:p text:style-name="P4">Porteur s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11.8cm">
          <text:p text:style-name="P4">Groupe</text:p>
          <text:p text:style-name="P4">Malade non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8.6cm" svg:y="12cm">
          <text:p text:style-name="P4">Groupe</text:p>
          <text:p text:style-name="P4">Malade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8cm" svg:height="3.316cm" svg:x="1.8cm" svg:y="15.6cm">
          <text:p text:style-name="P4">Groupe<text:line-break/>auparavant porteur,<text:line-break/>maintenant immunis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5.483cm" svg:y="12cm">
          <text:p text:style-name="P4">Groupe</text:p>
          <text:p text:style-name="P4">Malade <text:line-break/>gra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22.083cm" svg:y="12cm">
          <text:p text:style-name="P4">Groupe</text:p>
          <text:p text:style-name="P4">décédé</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é des paramètres en fonction de la vulnérabilité</text:p>
          </draw:text-box>
        </draw:frame>
        <draw:custom-shape draw:style-name="gr6" draw:text-style-name="P5" draw:layer="layout" svg:width="4.717cm" svg:height="2.716cm" svg:x="0.283cm" svg:y="4.284cm">
          <text:p text:style-name="P4">Groupe</text:p>
          <text:p text:style-name="P4">Non<text:line-break/>contamin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4.717cm" svg:height="2cm" svg:x="7.683cm" svg:y="6.8cm">
          <text:p text:style-name="P4">Groupe</text:p>
          <text:p text:style-name="P4">Porteur s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11cm">
          <text:p text:style-name="P4">Groupe</text:p>
          <text:p text:style-name="P4">Malade non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8.6cm" svg:y="11.084cm">
          <text:p text:style-name="P4">Groupe</text:p>
          <text:p text:style-name="P4">Malade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8cm" svg:height="3.316cm" svg:x="1.8cm" svg:y="15.6cm">
          <text:p text:style-name="P4">Groupe<text:line-break/>auparavant porteur,<text:line-break/>maintenant immunis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5.483cm" svg:y="11.084cm">
          <text:p text:style-name="P4">Groupe</text:p>
          <text:p text:style-name="P4">Malade <text:line-break/>gra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22.083cm" svg:y="11.2cm">
          <text:p text:style-name="P4">Groupe</text:p>
          <text:p text:style-name="P4">décédé</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5.2cm" svg:y1="6.2cm" svg:x2="7.6cm" svg:y2="7.2cm">
          <text:p/>
        </draw:line>
        <draw:frame draw:style-name="gr9" draw:text-style-name="P7" draw:layer="layout" svg:width="10.2cm" svg:height="2.654cm" svg:x="17.4cm" svg:y="4.811cm">
          <draw:text-box>
            <text:p>Taux dépendant de la catégorie<text:line-break/> de population</text:p>
          </draw:text-box>
        </draw:frame>
        <draw:line draw:style-name="gr8" draw:text-style-name="P6" draw:layer="layout" svg:x1="2.4cm" svg:y1="7.2cm" svg:x2="3.2cm" svg:y2="10.4cm">
          <text:p/>
        </draw:line>
        <draw:frame draw:style-name="gr10" draw:text-style-name="P7" draw:layer="layout" svg:width="6.8cm" svg:height="2cm" svg:x="17.608cm" svg:y="6.723cm">
          <draw:text-box>
            <text:p>Durée indépendante de la popultation</text:p>
          </draw:text-box>
        </draw:frame>
        <draw:line draw:style-name="gr11" draw:text-style-name="P6" draw:layer="layout" svg:x1="15cm" svg:y1="7.354cm" svg:x2="16.8cm" svg:y2="7.354cm">
          <text:p/>
        </draw:line>
        <draw:line draw:style-name="gr8" draw:text-style-name="P6" draw:layer="layout" svg:x1="5.15cm" svg:y1="6.15cm" svg:x2="7.55cm" svg:y2="7.15cm">
          <text:p/>
        </draw:line>
        <draw:line draw:style-name="gr8" draw:text-style-name="P6" draw:layer="layout" svg:x1="14.507cm" svg:y1="5.775cm" svg:x2="17.107cm" svg:y2="5.775cm">
          <text:p/>
        </draw:line>
        <draw:line draw:style-name="gr11" draw:text-style-name="P6" draw:layer="layout" svg:x1="6.8cm" svg:y1="12.6cm" svg:x2="8.6cm" svg:y2="12.6cm">
          <text:p/>
        </draw:line>
        <draw:frame draw:style-name="gr10" draw:text-style-name="P7" draw:layer="layout" svg:width="9.8cm" svg:height="2cm" svg:x="17.6cm" svg:y="8.6cm">
          <draw:text-box>
            <text:p>Durée indépendant de la pop, taux dépendant de la pop</text:p>
          </draw:text-box>
        </draw:frame>
        <draw:line draw:style-name="gr11" draw:text-style-name="P6" draw:layer="layout" svg:x1="8.8cm" svg:y1="9.2cm" svg:x2="7.2cm" svg:y2="15cm">
          <text:p/>
        </draw:line>
        <draw:line draw:style-name="gr12" draw:text-style-name="P6" draw:layer="layout" svg:x1="13.6cm" svg:y1="12.6cm" svg:x2="15.2cm" svg:y2="12.6cm">
          <text:p/>
        </draw:line>
        <draw:line draw:style-name="gr12" draw:text-style-name="P6" draw:layer="layout" svg:x1="15cm" svg:y1="9.6cm" svg:x2="16.6cm" svg:y2="9.6cm">
          <text:p/>
        </draw:line>
        <draw:line draw:style-name="gr12" draw:text-style-name="P6" draw:layer="layout" svg:x1="11cm" svg:y1="14.8cm" svg:x2="10.2cm" svg:y2="15.8cm">
          <text:p/>
        </draw:line>
        <draw:line draw:style-name="gr12" draw:text-style-name="P6" draw:layer="layout" svg:x1="20.4cm" svg:y1="12.8cm" svg:x2="22cm" svg:y2="12.8cm">
          <text:p/>
        </draw:line>
        <draw:line draw:style-name="gr12" draw:text-style-name="P6" draw:layer="layout" svg:x1="16cm" svg:y1="14.4cm" svg:x2="11.4cm" svg:y2="16.8cm">
          <text:p/>
        </draw:lin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écapitulatif des paramètres (1/2)</text:p>
          </draw:text-box>
        </draw:frame>
        <draw:frame presentation:style-name="pr5" draw:layer="layout" svg:width="25.5cm" svg:height="13cm" svg:x="1cm" svg:y="5.5cm" presentation:class="outline" presentation:user-transformed="true">
          <draw:text-box>
            <text:list text:style-name="L1">
              <text:list-item>
                <text:p><text:span text:style-name="T1">Paramètres invariant dans le temps et selon la population</text:span></text:p>
                <text:list>
                  <text:list-item>
                    <text:p><text:span text:style-name="T1">Probabilité de contagion</text:span></text:p>
                  </text:list-item>
                  <text:list-item>
                    <text:p><text:span text:style-name="T1">Durée de la contagion / maladie</text:span></text:p>
                  </text:list-item>
                  <text:list-item>
                    <text:p><text:span text:style-name="T1">Pour les malades, durée pendant laquelle les symptômes ne sont pas visibles</text:span></text:p>
                  </text:list-item>
                </text:list>
              </text:list-item>
            </text:list>
            <text:list text:style-name="L3">
              <text:list-item>
                <text:list>
                  <text:list-item>
                    <text:p><text:span text:style-name="T1">Pour les malades, durée avant laquelle ils tombent malades graves</text:span></text:p>
                  </text:list-item>
                </text:list>
              </text:list-item>
            </text:list>
            <text:list text:style-name="L1">
              <text:list-item>
                <text:list>
                  <text:list-item>
                    <text:p><text:span text:style-name="T1">Pour les malades graves, durée à partir de laquelle ils décèden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écapitulatif des paramètres (2/2)</text:p>
          </draw:text-box>
        </draw:frame>
        <draw:frame presentation:style-name="pr5" draw:layer="layout" svg:width="25.5cm" svg:height="13cm" svg:x="1cm" svg:y="5.5cm" presentation:class="outline" presentation:user-transformed="true">
          <draw:text-box>
            <text:list text:style-name="L1">
              <text:list-item>
                <text:p><text:span text:style-name="T1">Paramètres invariant dans le temps et variant selon la population</text:span></text:p>
                <text:list>
                  <text:list-item>
                    <text:p><text:span text:style-name="T1">Quand contaminé, probabilité d’être porteur sain</text:span></text:p>
                  </text:list-item>
                  <text:list-item>
                    <text:p><text:span text:style-name="T1">Quand malade, probabilité d’être malade grave</text:span></text:p>
                  </text:list-item>
                </text:list>
              </text:list-item>
            </text:list>
            <text:list text:style-name="L3">
              <text:list-item>
                <text:p><text:span text:style-name="T1">Paramètres variant dans le temps et variant selon la population</text:span></text:p>
                <text:list>
                  <text:list-item>
                    <text:p><text:span text:style-name="T1">Quand malade grave, probabilité de décéder (varie dans le temps en fonction de la saturation des hôpitaux)</text:span></text:p>
                  </text:list-item>
                  <text:list-item>
                    <text:p><text:span text:style-name="T1">Nombre de contacts avec d’autres personnes (dépend des mesures du gouvernement)</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ypothèses</text:p>
          </draw:text-box>
        </draw:frame>
        <draw:frame presentation:style-name="pr5" draw:layer="layout" svg:width="25.5cm" svg:height="13cm" svg:x="1cm" svg:y="5.5cm" presentation:class="outline" presentation:user-transformed="true">
          <draw:text-box>
            <text:list text:style-name="L1">
              <text:list-item>
                <text:p><text:span text:style-name="T1">Hypothèse centrale : le virus ne mute pas, une personne qui a été contaminée est immunisée au bout de 14 jours de maladie, sauf en cas de décès</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éroulé d’une journée</text:p>
          </draw:text-box>
        </draw:frame>
        <draw:frame presentation:style-name="pr5" draw:layer="layout" svg:width="25.5cm" svg:height="13cm" svg:x="1cm" svg:y="5.5cm" presentation:class="outline" presentation:user-transformed="true">
          <draw:text-box>
            <text:list text:style-name="L1">
              <text:list-item>
                <text:p><text:span text:style-name="T1">Une journée se déroule en deux temps</text:span></text:p>
                <text:list>
                  <text:list-item>
                    <text:p><text:span text:style-name="T1">Contamination de personnes non malades, le stade des malades n’évolue pas</text:span></text:p>
                  </text:list-item>
                  <text:list-item>
                    <text:p><text:span text:style-name="T1">Avancée de la maladie, pas de nouvelles contamination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élisation d’une journée</text:p>
          </draw:text-box>
        </draw:frame>
        <draw:frame presentation:style-name="pr5" draw:layer="layout" svg:width="25.5cm" svg:height="13cm" svg:x="1cm" svg:y="5.5cm" presentation:class="outline" presentation:user-transformed="true">
          <draw:text-box>
            <text:list text:style-name="L1">
              <text:list-item>
                <text:p><text:span text:style-name="T1">Avoir deux fonctions dans une journée</text:span></text:p>
                <text:list>
                  <text:list-item>
                    <text:p><text:span text:style-name="T1">Une fonction de contamination : la maladie se propage</text:span></text:p>
                    <text:list>
                      <text:list-item>
                        <text:p><text:span text:style-name="T1">Variation</text:span></text:p>
                        <text:list>
                          <text:list-item>
                            <text:p><text:span text:style-name="T1">Du stock de personnes non contaminées (ne peut que diminuer)</text:span></text:p>
                          </text:list-item>
                          <text:list-item>
                            <text:p><text:span text:style-name="T1">Du stock de personnes porteuses saines (ne peut qu’augmenter) </text:span></text:p>
                          </text:list-item>
                          <text:list-item>
                            <text:p><text:span text:style-name="T1">Du stock de personnes malades non déclarées (ne peut qu’augmenter)</text:span></text:p>
                          </text:list-item>
                        </text:list>
                      </text:list-item>
                      <text:list-item>
                        <text:p><text:span text:style-name="T1">Invariance</text:span></text:p>
                        <text:list>
                          <text:list-item>
                            <text:p><text:span text:style-name="T1">Du stock de personnes malades déclarées</text:span></text:p>
                          </text:list-item>
                          <text:list-item>
                            <text:p><text:span text:style-name="T1">Du stock de personnes malades graves</text:span></text:p>
                          </text:list-item>
                          <text:list-item>
                            <text:p><text:span text:style-name="T1">Du stock de morts</text:span></text:p>
                          </text:list-item>
                          <text:list-item>
                            <text:p><text:span text:style-name="T1">Du stock de personnes immunisée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élisation d’une journée</text:p>
          </draw:text-box>
        </draw:frame>
        <draw:frame presentation:style-name="pr5" draw:layer="layout" svg:width="25.5cm" svg:height="13cm" svg:x="1cm" svg:y="5.5cm" presentation:class="outline" presentation:user-transformed="true">
          <draw:text-box>
            <text:list text:style-name="L1">
              <text:list-item>
                <text:p><text:span text:style-name="T1">Avoir deux fonctions dans une journée</text:span></text:p>
                <text:list>
                  <text:list-item>
                    <text:p><text:span text:style-name="T1">Une fonction d’évolution de la maladie : pas de contagion mais évolution du stade de la maladie</text:span></text:p>
                    <text:list>
                      <text:list-item>
                        <text:p><text:span text:style-name="T1">Variation</text:span></text:p>
                        <text:list>
                          <text:list-item>
                            <text:p><text:span text:style-name="T1">Du stock de personnes porteuses saines (ne peut que diminuer)</text:span></text:p>
                          </text:list-item>
                          <text:list-item>
                            <text:p><text:span text:style-name="T1">Du stock de personnes malades non déclarées (ne peut que diminuer)</text:span></text:p>
                          </text:list-item>
                          <text:list-item>
                            <text:p><text:span text:style-name="T1">Du stock de personnes malades (peut augmenter ou diminuer)</text:span></text:p>
                          </text:list-item>
                          <text:list-item>
                            <text:p><text:span text:style-name="T1">Du stock de personnes malades graves (peut augmenter ou diminuer)</text:span></text:p>
                          </text:list-item>
                          <text:list-item>
                            <text:p><text:span text:style-name="T1">Du stock de morts (ne peut qu’augmenter)</text:span></text:p>
                          </text:list-item>
                          <text:list-item>
                            <text:p><text:span text:style-name="T4">Du stock de personnes immunisées </text:span><text:span text:style-name="T1">(ne peut qu’augmenter)</text:span></text:p>
                          </text:list-item>
                        </text:list>
                      </text:list-item>
                      <text:list-item>
                        <text:p><text:span text:style-name="T1">Invariance</text:span></text:p>
                        <text:list>
                          <text:list-item>
                            <text:p><text:span text:style-name="T4">Du stock de personnes non contaminées <text: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é des paramètres en fonction de la vulnérabilité</text:p>
          </draw:text-box>
        </draw:frame>
        <draw:custom-shape draw:style-name="gr6"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6" draw:layer="layout" svg:x1="5.2cm" svg:y1="6.2cm" svg:x2="7.6cm" svg:y2="7.2cm">
          <text:p/>
        </draw:line>
        <draw:frame draw:style-name="gr9"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13" draw:text-style-name="P6" draw:layer="layout" svg:x1="2.4cm" svg:y1="7.2cm" svg:x2="3.2cm" svg:y2="10.4cm">
          <text:p/>
        </draw:line>
        <draw:frame draw:style-name="gr10" draw:text-style-name="P9" draw:layer="layout" svg:width="6.8cm" svg:height="2cm" svg:x="17.608cm" svg:y="6.723cm">
          <draw:text-box>
            <text:p><text:span text:style-name="T5">Durée indépendante de la popultation</text:span></text:p>
          </draw:text-box>
        </draw:frame>
        <draw:line draw:style-name="gr14" draw:text-style-name="P6" draw:layer="layout" svg:x1="15cm" svg:y1="7.354cm" svg:x2="16.8cm" svg:y2="7.354cm">
          <text:p/>
        </draw:line>
        <draw:line draw:style-name="gr13" draw:text-style-name="P6" draw:layer="layout" svg:x1="5.15cm" svg:y1="6.15cm" svg:x2="7.55cm" svg:y2="7.15cm">
          <text:p/>
        </draw:line>
        <draw:line draw:style-name="gr13" draw:text-style-name="P6" draw:layer="layout" svg:x1="14.507cm" svg:y1="5.775cm" svg:x2="17.107cm" svg:y2="5.775cm">
          <text:p/>
        </draw:line>
        <draw:line draw:style-name="gr14" draw:text-style-name="P6" draw:layer="layout" svg:x1="6.8cm" svg:y1="12.6cm" svg:x2="8.6cm" svg:y2="12.6cm">
          <text:p/>
        </draw:line>
        <draw:frame draw:style-name="gr10" draw:text-style-name="P9" draw:layer="layout" svg:width="9.8cm" svg:height="2cm" svg:x="17.6cm" svg:y="8.6cm">
          <draw:text-box>
            <text:p><text:span text:style-name="T5">Durée indépendant de la pop, taux dépendant de la pop</text:span></text:p>
          </draw:text-box>
        </draw:frame>
        <draw:line draw:style-name="gr14" draw:text-style-name="P6" draw:layer="layout" svg:x1="8.8cm" svg:y1="9.2cm" svg:x2="7.2cm" svg:y2="15cm">
          <text:p/>
        </draw:line>
        <draw:line draw:style-name="gr15" draw:text-style-name="P6" draw:layer="layout" svg:x1="13.6cm" svg:y1="12.6cm" svg:x2="15.2cm" svg:y2="12.6cm">
          <text:p/>
        </draw:line>
        <draw:line draw:style-name="gr15" draw:text-style-name="P6" draw:layer="layout" svg:x1="15cm" svg:y1="9.6cm" svg:x2="16.6cm" svg:y2="9.6cm">
          <text:p/>
        </draw:line>
        <draw:line draw:style-name="gr15" draw:text-style-name="P6" draw:layer="layout" svg:x1="11cm" svg:y1="14.8cm" svg:x2="10.2cm" svg:y2="15.8cm">
          <text:p/>
        </draw:line>
        <draw:line draw:style-name="gr15" draw:text-style-name="P6" draw:layer="layout" svg:x1="20.4cm" svg:y1="12.8cm" svg:x2="22cm" svg:y2="12.8cm">
          <text:p/>
        </draw:line>
        <draw:line draw:style-name="gr15" draw:text-style-name="P6" draw:layer="layout" svg:x1="16cm" svg:y1="14.4cm" svg:x2="11.4cm" svg:y2="16.8cm">
          <text:p/>
        </draw:line>
        <presentation:notes draw:style-name="dp2">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custom-shape draw:style-name="gr16"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5.2cm" svg:y1="6.2cm" svg:x2="7.6cm" svg:y2="7.2cm">
          <text:p/>
        </draw:line>
        <draw:frame draw:style-name="gr21"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20" draw:text-style-name="P6" draw:layer="layout" svg:x1="2.4cm" svg:y1="7.2cm" svg:x2="3.2cm" svg:y2="10.4cm">
          <text:p/>
        </draw:line>
        <draw:line draw:style-name="gr20" draw:text-style-name="P6" draw:layer="layout" svg:x1="5.15cm" svg:y1="6.15cm" svg:x2="7.55cm" svg:y2="7.15cm">
          <text:p/>
        </draw:line>
        <draw:line draw:style-name="gr20" draw:text-style-name="P6" draw:layer="layout" svg:x1="14.507cm" svg:y1="5.775cm" svg:x2="17.107cm" svg:y2="5.775cm">
          <text:p/>
        </draw:lin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custom-shape draw:style-name="gr22"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9" draw:layer="layout" svg:width="6.8cm" svg:height="2cm" svg:x="17.608cm" svg:y="5.823cm">
          <draw:text-box>
            <text:p><text:span text:style-name="T5">Durée indépendante de la popultation</text:span></text:p>
          </draw:text-box>
        </draw:frame>
        <draw:line draw:style-name="gr27" draw:text-style-name="P6" draw:layer="layout" svg:x1="15cm" svg:y1="6.454cm" svg:x2="16.8cm" svg:y2="6.454cm">
          <text:p/>
        </draw:line>
        <draw:line draw:style-name="gr27" draw:text-style-name="P6" draw:layer="layout" svg:x1="6.8cm" svg:y1="12.6cm" svg:x2="8.6cm" svg:y2="12.6cm">
          <text:p/>
        </draw:line>
        <draw:frame draw:style-name="gr26" draw:text-style-name="P9" draw:layer="layout" svg:width="9.8cm" svg:height="2cm" svg:x="17.6cm" svg:y="7.7cm">
          <draw:text-box>
            <text:p><text:span text:style-name="T5">Durée indépendant de la pop, taux dépendant de la pop</text:span></text:p>
          </draw:text-box>
        </draw:frame>
        <draw:line draw:style-name="gr27" draw:text-style-name="P6" draw:layer="layout" svg:x1="8.8cm" svg:y1="9.2cm" svg:x2="7.2cm" svg:y2="15cm">
          <text:p/>
        </draw:line>
        <draw:line draw:style-name="gr28" draw:text-style-name="P6" draw:layer="layout" svg:x1="13.6cm" svg:y1="12.6cm" svg:x2="15.2cm" svg:y2="12.6cm">
          <text:p/>
        </draw:line>
        <draw:line draw:style-name="gr28" draw:text-style-name="P6" draw:layer="layout" svg:x1="15cm" svg:y1="8.7cm" svg:x2="16.6cm" svg:y2="8.7cm">
          <text:p/>
        </draw:line>
        <draw:line draw:style-name="gr28" draw:text-style-name="P6" draw:layer="layout" svg:x1="11cm" svg:y1="14.8cm" svg:x2="10.2cm" svg:y2="15.8cm">
          <text:p/>
        </draw:line>
        <draw:line draw:style-name="gr28" draw:text-style-name="P6" draw:layer="layout" svg:x1="20.4cm" svg:y1="12.8cm" svg:x2="22cm" svg:y2="12.8cm">
          <text:p/>
        </draw:line>
        <draw:line draw:style-name="gr28" draw:text-style-name="P6" draw:layer="layout" svg:x1="16cm" svg:y1="14.4cm" svg:x2="11.4cm" svg:y2="16.8cm">
          <text:p/>
        </draw:line>
        <presentation:notes draw:style-name="dp2">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cluster »</text:span></text:p>
                <text:list>
                  <text:list-item>
                    <text:p><text:span text:style-name="T1">Liste d’objets « population »</text:span></text:p>
                  </text:list-item>
                  <text:list-item>
                    <text:p><text:span text:style-name="T1">Pas de limite sur le nombre de « populations » dans la liste</text:span></text:p>
                    <text:list>
                      <text:list-item>
                        <text:p><text:span text:style-name="T1">Permet d’intégrer autant de populations différentes qu’on veut pour modéliser leurs comportements et les mesures qui s’appliquent à différentes populations (confinement de la population vulnérable, arrêt des écoles pour les enfants...)</text:span></text:p>
                      </text:list-item>
                      <text:list-item>
                        <text:p><text:span text:style-name="T1">Sera fixé à 2 (une population vulnérable et une population résistante) dans nos travaux</text:span></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population » : liste de 8 éléments, dont 7 groupes et 1 paramètre</text:span></text:p>
                <text:list>
                  <text:list-item>
                    <text:list>
                      <text:list-item>
                        <text:p text:style-name="P10"><text:span text:style-name="T1">Élément 1 : <text:s/>nombre de personnes n’étant jamais tombées malades </text:span></text:p>
                      </text:list-item>
                      <text:list-item>
                        <text:p text:style-name="P10"><text:span text:style-name="T1">Élément 2 : <text:s/>tableau de 14 jours avec dans chaque case (numérotée de 0 à 13) le nombre de personnes porteuses (dans la case 0, le nombre de personnes qui ont été contaminées dans la journée ; dans la case 1, le nombre de personnes contaminées depuis 1 jour…)</text:span></text:p>
                      </text:list-item>
                      <text:list-item>
                        <text:p text:style-name="P10"><text:span text:style-name="T4">Élément 3 : </text:span><text:span text:style-name="T1">tableau de 14 jours avec dans chaque case (numérotée de 0 à 13) le nombre de malades non déclarés</text:span></text:p>
                      </text:list-item>
                      <text:list-item>
                        <text:p text:style-name="P10"><text:span text:style-name="T4">Élément 4 : </text:span><text:span text:style-name="T1">tableau de 14 jours avec dans chaque case (numérotée de 0 à 13) le nombre de malades déclarés</text:span></text:p>
                      </text:list-item>
                      <text:list-item>
                        <text:p text:style-name="P10"><text:span text:style-name="T4">Élément 5 : </text:span><text:span text:style-name="T1">tableau de 14 jours avec dans chaque case (numérotée de 0 à 13) le nombre de malades graves</text:span></text:p>
                      </text:list-item>
                      <text:list-item>
                        <text:p text:style-name="P10"><text:span text:style-name="T1">Élément 6 : nombre de morts</text:span></text:p>
                      </text:list-item>
                      <text:list-item>
                        <text:p><text:span text:style-name="T1">Élément 7 : nombre de personnes immunisées</text:span></text:p>
                      </text:list-item>
                      <text:list-item>
                        <text:p><text:span text:style-name="T1">Élément 8 : catégorie de population (enfants, population résistante, population vulnérable, personnes âgées...)</text:span><text:span text:style-name="T1"><text:line-break/></text:span><text:span text:style-name="T1"/></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temps »</text:span></text:p>
                <text:list>
                  <text:list-item>
                    <text:p><text:span text:style-name="T1">Liste d’objets « cluster »</text:span></text:p>
                  </text:list-item>
                  <text:list-item>
                    <text:p><text:span text:style-name="T1">Retrace l’évolution de la maladie dans le cluster</text:span></text:p>
                  </text:list-item>
                  <text:list-item>
                    <text:p><text:span text:style-name="T1">Pas de limite sur le nombre d’objets « cluster » dans la liste : on veut pouvoir mesurer l’évolution de la maladie dans le cluster autant que cela sera nécessaire</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3"><text:s/></text:span><text:span text:style-name="T3">Description des hypothèses et modélisation</text:span></text:p>
                  </text:list-item>
                  <text:list-item>
                    <text:p><text:span text:style-name="T1"><text:s/></text:span><text:span text:style-name="T1">Fonction de contamination</text:span></text:p>
                  </text:list-item>
                  <text:list-item>
                    <text:p><text:span text:style-name="T3"><text:s/></text:span><text:span text:style-name="T3">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_cluster</text:p>
          </draw:text-box>
        </draw:frame>
        <draw:frame presentation:style-name="pr5" draw:layer="layout" svg:width="25.5cm" svg:height="13cm" svg:x="1cm" svg:y="5.5cm" presentation:class="outline" presentation:user-transformed="true">
          <draw:text-box>
            <text:list text:style-name="L1">
              <text:list-item>
                <text:p><text:span text:style-name="T1">Prend l’objet « cluster » en entrée le jour J, et ressort un objet « cluster » avec la liste actualisée avec les personnes contaminées au jour J</text:span><text:span text:style-name="T1"><text:line-break/></text:span><text:span text:style-name="T1"/></text:p>
              </text:list-item>
              <text:list-item>
                <text:p><text:span text:style-name="T6">Applique </text:span><text:span text:style-name="T1">la fonction « contamination » à chacune des populations du « cluster »</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_cluster</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 text:style-name="P11"><text:span text:style-name="T1">Globaux, invariants dans le temps</text:span></text:p>
                    <text:list>
                      <text:list-item>
                        <text:p><text:span text:style-name="T1">Probabilité de contagion</text:span></text:p>
                      </text:list-item>
                      <text:list-item>
                        <text:p><text:span text:style-name="T1">Probabilité d’être porteur sain pour chaque population</text:span></text:p>
                      </text:list-item>
                      <text:list-item>
                        <text:p><text:span text:style-name="T7">Matrice de proportion de contacts de taille P x P</text:span><text:span text:style-name="T1"> </text:span><text:span text:style-name="T1"><text:line-break/></text:span><text:span text:style-name="T1">La case i,j indique la proportion de contacts d’un individu de la population i avec des individus de la population j </text:span><text:span text:style-name="T1"><text:line-break/></text:span><text:span text:style-name="T1">Toutes les lignes somment à 1 <text:s/></text:span></text:p>
                      </text:list-item>
                    </text:list>
                  </text:list-item>
                  <text:list-item>
                    <text:p text:style-name="P11"><text:span text:style-name="T1">Globaux, variant dans le temps</text:span></text:p>
                    <text:list>
                      <text:list-item>
                        <text:p><text:span text:style-name="T1">Vecteur de nombre de contacts d’un individu non contaminé de chaque population avec les autres individus dans une journée (varie en fonction du confinement de la totalité de la population, d’une partie de la population, du fait d’être hospitalisé ou non…)</text:span><text:span text:style-name="T1"><text:line-break/></text:span><text:span text:style-name="T1">Vecteur de taille P</text:span></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custom-shape draw:style-name="gr29"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6" draw:layer="layout" svg:x1="5.2cm" svg:y1="6.2cm" svg:x2="7.6cm" svg:y2="7.2cm">
          <text:p/>
        </draw:line>
        <draw:frame draw:style-name="gr34"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33" draw:text-style-name="P6" draw:layer="layout" svg:x1="2.4cm" svg:y1="7.2cm" svg:x2="3.2cm" svg:y2="10.4cm">
          <text:p/>
        </draw:line>
        <draw:line draw:style-name="gr33" draw:text-style-name="P6" draw:layer="layout" svg:x1="5.15cm" svg:y1="6.15cm" svg:x2="7.55cm" svg:y2="7.15cm">
          <text:p/>
        </draw:line>
        <draw:line draw:style-name="gr33" draw:text-style-name="P6" draw:layer="layout" svg:x1="14.507cm" svg:y1="5.775cm" svg:x2="17.107cm" svg:y2="5.775cm">
          <text:p/>
        </draw:lin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frame presentation:style-name="pr5" draw:layer="layout" svg:width="25.5cm" svg:height="13cm" svg:x="1cm" svg:y="5.5cm" presentation:class="outline" presentation:user-transformed="true">
          <draw:text-box>
            <text:list text:style-name="L1">
              <text:list-item>
                <text:p><text:span text:style-name="T1">Prend en entrée </text:span></text:p>
                <text:list>
                  <text:list-item>
                    <text:p><text:span text:style-name="T1">le paramètre de la population du « cluster » à laquelle s’applique la fonction</text:span></text:p>
                  </text:list-item>
                  <text:list-item>
                    <text:p><text:span text:style-name="T1">l’objet « cluster »</text:span><text:span text:style-name="T1"><text:line-break/></text:span><text:span text:style-name="T1"/></text:p>
                  </text:list-item>
                </text:list>
              </text:list-item>
              <text:list-item>
                <text:p><text:span text:style-name="T1">Calcule le nombre de contacts avec chaque population contagieuse du cluster et le nombre de porteurs sains et de malades non déclarés supplémentaires dans ce cluster</text:span><text:span text:style-name="T1"><text:line-break/></text:span><text:span text:style-name="T1"/></text:p>
              </text:list-item>
              <text:list-item>
                <text:p><text:span text:style-name="T1">Ressort l’objet « population » mise à jour de la contamination</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5.5cm" presentation:class="outline" presentation:user-transformed="true">
          <draw:text-box>
            <text:list text:style-name="L1">
              <text:list-item>
                <text:p><text:span text:style-name="T1">Entrées :</text:span></text:p>
                <text:list>
                  <text:list-item>
                    <text:p><text:span text:style-name="T1">Paramètre de la population dont on va décrire la contamination (ex : « population vulnérable »)</text:span></text:p>
                  </text:list-item>
                  <text:list-item>
                    <text:p><text:span text:style-name="T1">Objet « cluster »</text:span></text:p>
                  </text:list-item>
                  <text:list-item>
                    <text:p><text:span text:style-name="T1">Paramètres</text:span></text:p>
                    <text:list>
                      <text:list-item>
                        <text:p><text:span text:style-name="T1">Globaux, invariants dans le temps</text:span></text:p>
                        <text:list>
                          <text:list-item>
                            <text:p><text:span text:style-name="T1">Probabilité de contagion</text:span></text:p>
                          </text:list-item>
                          <text:list-item>
                            <text:p><text:span text:style-name="T1">Probabilité d’être porteur sain</text:span></text:p>
                          </text:list-item>
                          <text:list-item>
                            <text:p><text:span text:style-name="T1">Proportion de contacts avec chaque population</text:span></text:p>
                          </text:list-item>
                        </text:list>
                      </text:list-item>
                      <text:list-item>
                        <text:p><text:span text:style-name="T1">Globaux, variant dans le temps</text:span></text:p>
                        <text:list>
                          <text:list-item>
                            <text:p><text:span text:style-name="T4">Nombre de contacts avec d’autres individu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6.701cm" svg:height="1.998cm" svg:x="2.208cm" svg:y="8.645cm">
          <table:table table:template-name="orange" table:use-first-row-styles="true" table:use-banding-rows-styles="true">
            <table:table-column table:style-name="co1"/>
            <table:table-column table:style-name="co2"/>
            <table:table-row table:style-name="ro1" table:default-cell-style-name="ce1">
              <table:table-cell>
                <text:p text:style-name="P4">Groupe non contaminé</text:p>
              </table:table-cell>
              <table:table-cell>
                <text:p text:style-name="P4">C</text:p>
              </table:table-cell>
            </table:table-row>
          </table:table>
          <draw:image xlink:href="Pictures/TablePreview1.svm" xlink:type="simple" xlink:show="embed" xlink:actuate="onLoad"/>
        </draw:frame>
        <draw:frame draw:style-name="standard" draw:layer="layout" svg:width="11.898cm" svg:height="2.388cm" svg:x="0.524cm" svg:y="11.525cm">
          <table:table table:template-name="orange" table:use-first-row-styles="true" table:use-banding-rows-styles="true">
            <table:table-column table:style-name="co3"/>
            <table:table-column table:style-name="co4"/>
            <table:table-column table:style-name="co5"/>
            <table:table-column table:style-name="co6"/>
            <table:table-column table:style-name="co5"/>
            <table:table-column table:style-name="co7"/>
            <table:table-row table:style-name="ro2"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12</text:p>
              </table:table-cell>
              <table:table-cell>
                <text:p text:style-name="P4">13</text:p>
              </table:table-cell>
            </table:table-row>
            <table:table-row table:style-name="ro3" table:default-cell-style-name="ce1">
              <table:table-cell>
                <text:p text:style-name="P4">Porteurs sains</text:p>
              </table:table-cell>
              <table:table-cell>
                <text:p text:style-name="P4">0</text:p>
              </table:table-cell>
              <table:table-cell>
                <text:p text:style-name="P4">S<text:span text:style-name="T9">1</text:span></text:p>
              </table:table-cell>
              <table:table-cell/>
              <table:table-cell>
                <text:p text:style-name="P4">S<text:span text:style-name="T9">12</text:span></text:p>
              </table:table-cell>
              <table:table-cell>
                <text:p text:style-name="P4">S<text:span text:style-name="T9">13</text:span></text:p>
              </table:table-cell>
            </table:table-row>
          </table:table>
          <draw:image xlink:href="Pictures/TablePreview2.svm" xlink:type="simple" xlink:show="embed" xlink:actuate="onLoad"/>
        </draw:frame>
        <draw:frame draw:style-name="standard" draw:layer="layout" svg:width="11.902cm" svg:height="2.392cm" svg:x="15.495cm" svg:y="11.586cm">
          <table:table table:template-name="orange" table:use-first-row-styles="true" table:use-banding-rows-styles="true">
            <table:table-column table:style-name="co8"/>
            <table:table-column table:style-name="co4"/>
            <table:table-column table:style-name="co5"/>
            <table:table-column table:style-name="co6"/>
            <table:table-column table:style-name="co5"/>
            <table:table-column table:style-name="co9"/>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12</text:p>
              </table:table-cell>
              <table:table-cell>
                <text:p text:style-name="P4">13</text:p>
              </table:table-cell>
            </table:table-row>
            <table:table-row table:style-name="ro5" table:default-cell-style-name="ce1">
              <table:table-cell>
                <text:p text:style-name="P4">Porteurs sains</text:p>
              </table:table-cell>
              <table:table-cell>
                <text:p text:style-name="P4">S<text:span text:style-name="T9">0</text:span></text:p>
              </table:table-cell>
              <table:table-cell>
                <text:p text:style-name="P4">S<text:span text:style-name="T9">1</text:span></text:p>
              </table:table-cell>
              <table:table-cell/>
              <table:table-cell>
                <text:p text:style-name="P4">S<text:span text:style-name="T9">12</text:span></text:p>
              </table:table-cell>
              <table:table-cell>
                <text:p text:style-name="P4">S<text:span text:style-name="T9">13</text:span></text:p>
              </table:table-cell>
            </table:table-row>
          </table:table>
          <draw:image xlink:href="Pictures/TablePreview3.svm" xlink:type="simple" xlink:show="embed" xlink:actuate="onLoad"/>
        </draw:frame>
        <draw:frame draw:style-name="gr35" draw:text-style-name="P12" draw:layer="layout" svg:width="7.86cm" svg:height="1.053cm" svg:x="1.8cm" svg:y="7.347cm">
          <draw:text-box>
            <text:p text:style-name="P4">Etat initial</text:p>
          </draw:text-box>
        </draw:frame>
        <draw:frame draw:style-name="gr35" draw:text-style-name="P12" draw:layer="layout" svg:width="7.86cm" svg:height="1.053cm" svg:x="18cm" svg:y="7.347cm">
          <draw:text-box>
            <text:p text:style-name="P4">Etat final</text:p>
          </draw:text-box>
        </draw:frame>
        <draw:frame draw:style-name="standard" draw:layer="layout" svg:width="9.046cm" svg:height="2.002cm" svg:x="17.2cm" svg:y="8.646cm">
          <table:table table:template-name="orange" table:use-first-row-styles="true" table:use-banding-rows-styles="true">
            <table:table-column table:style-name="co10"/>
            <table:table-column table:style-name="co11"/>
            <table:table-row table:style-name="ro6" table:default-cell-style-name="ce1">
              <table:table-cell>
                <text:p text:style-name="P4">Groupe non contaminé</text:p>
              </table:table-cell>
              <table:table-cell>
                <text:p text:style-name="P4">C – S<text:span text:style-name="T9">0</text:span> - M<text:span text:style-name="T9">0</text:span></text:p>
              </table:table-cell>
            </table:table-row>
          </table:table>
          <draw:image xlink:href="Pictures/TablePreview4.svm" xlink:type="simple" xlink:show="embed" xlink:actuate="onLoad"/>
        </draw:frame>
        <draw:frame draw:style-name="standard" draw:layer="layout" svg:width="13.396cm" svg:height="2.744cm" svg:x="0.546cm" svg:y="15.077cm">
          <table:table table:template-name="orange" table:use-first-row-styles="true" table:use-banding-rows-styles="true">
            <table:table-column table:style-name="co12"/>
            <table:table-column table:style-name="co13"/>
            <table:table-column table:style-name="co14"/>
            <table:table-column table:style-name="co15"/>
            <table:table-column table:style-name="co16"/>
            <table:table-column table:style-name="co17"/>
            <table:table-column table:style-name="co18"/>
            <table:table-column table:style-name="co19"/>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D</text:p>
              </table:table-cell>
              <table:table-cell>
                <text:p text:style-name="P4"><text:span text:style-name="T10">D+1</text:span></text:p>
              </table:table-cell>
              <table:table-cell>
                <text:p text:style-name="P4">...</text:p>
              </table:table-cell>
              <table:table-cell>
                <text:p text:style-name="P4">13</text:p>
              </table:table-cell>
            </table:table-row>
            <table:table-row table:style-name="ro7" table:default-cell-style-name="ce1">
              <table:table-cell>
                <text:p text:style-name="P4">Malades non déclarés</text:p>
              </table:table-cell>
              <table:table-cell>
                <text:p text:style-name="P4">0</text:p>
              </table:table-cell>
              <table:table-cell>
                <text:p text:style-name="P4">M<text:span text:style-name="T9">1</text:span></text:p>
              </table:table-cell>
              <table:table-cell/>
              <table:table-cell>
                <text:p text:style-name="P4">M<text:span text:style-name="T9">D</text:span></text:p>
              </table:table-cell>
              <table:table-cell table:style-name="ce2">
                <text:p text:style-name="P13"><text:span text:style-name="T11">0</text:span></text:p>
              </table:table-cell>
              <table:table-cell table:style-name="ce2"/>
              <table:table-cell table:style-name="ce2">
                <text:p text:style-name="P13"><text:span text:style-name="T11">0</text:span></text:p>
              </table:table-cell>
            </table:table-row>
          </table:table>
          <draw:image xlink:href="Pictures/TablePreview5.svm" xlink:type="simple" xlink:show="embed" xlink:actuate="onLoad"/>
        </draw:frame>
        <draw:frame draw:style-name="standard" draw:layer="layout" svg:width="13.4cm" svg:height="3.455cm" svg:x="14.462cm" svg:y="14.989cm">
          <table:table table:template-name="orange" table:use-first-row-styles="true" table:use-banding-rows-styles="true">
            <table:table-column table:style-name="co20"/>
            <table:table-column table:style-name="co21"/>
            <table:table-column table:style-name="co14"/>
            <table:table-column table:style-name="co15"/>
            <table:table-column table:style-name="co16"/>
            <table:table-column table:style-name="co17"/>
            <table:table-column table:style-name="co18"/>
            <table:table-column table:style-name="co22"/>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D</text:p>
              </table:table-cell>
              <table:table-cell>
                <text:p text:style-name="P4"><text:span text:style-name="T10">D+1</text:span></text:p>
              </table:table-cell>
              <table:table-cell>
                <text:p text:style-name="P4">...</text:p>
              </table:table-cell>
              <table:table-cell>
                <text:p text:style-name="P4">13</text:p>
              </table:table-cell>
            </table:table-row>
            <table:table-row table:style-name="ro8" table:default-cell-style-name="ce1">
              <table:table-cell>
                <text:p text:style-name="P4">Malades non déclarés</text:p>
              </table:table-cell>
              <table:table-cell>
                <text:p text:style-name="P4">M<text:span text:style-name="T9">0</text:span></text:p>
              </table:table-cell>
              <table:table-cell>
                <text:p text:style-name="P4">M<text:span text:style-name="T9">1</text:span></text:p>
              </table:table-cell>
              <table:table-cell/>
              <table:table-cell>
                <text:p text:style-name="P4">M<text:span text:style-name="T9">D</text:span></text:p>
              </table:table-cell>
              <table:table-cell table:style-name="ce2">
                <text:p text:style-name="P13"><text:span text:style-name="T11">0</text:span></text:p>
              </table:table-cell>
              <table:table-cell table:style-name="ce2"/>
              <table:table-cell table:style-name="ce2">
                <text:p text:style-name="P13"><text:span text:style-name="T11">0</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4.8cm" presentation:class="outline" presentation:user-transformed="true">
          <draw:text-box>
            <text:list text:style-name="L1">
              <text:list-item>
                <text:p><text:span text:style-name="T1">Pour matérialiser cette contagion</text:span></text:p>
                <text:list>
                  <text:list-item>
                    <text:p><text:span text:style-name="T1">Les malades déclarés, les malades graves et les morts ne peuvent contaminer personne, ils sont en isolement</text:span></text:p>
                  </text:list-item>
                  <text:list-item>
                    <text:p><text:span text:style-name="T1">Seuls les malades non déclarés et les porteurs sains peuvent contaminer les non contaminés</text:span></text:p>
                  </text:list-item>
                  <text:list-item>
                    <text:p><text:span text:style-name="T1">On calcule le nombre de contacts d’un individu avec chaque population (nombre de contacts <text:s/>* proportion de contact avec cette population)</text:span></text:p>
                  </text:list-item>
                  <text:list-item>
                    <text:p><text:span text:style-name="T1">On calcule le nombre de contacts par personne avec les contaminés</text:span><text:span text:style-name="T1"><text:line-break/></text:span><text:span text:style-name="T1"><text:line-break/></text:span><text:span text:style-name="T1"><text:line-break/></text:span><text:span text:style-name="T1"/></text:p>
                  </text:list-item>
                  <text:list-item>
                    <text:p><text:span text:style-name="T1">La probabilité d’être contaminé est</text:span></text:p>
                  </text:list-item>
                  <text:list-item>
                    <text:p><text:span text:style-name="T1">Le nombre de personnes contaminées S</text:span><text:span text:style-name="T12">0</text:span><text:span text:style-name="T1"> + M</text:span><text:span text:style-name="T12">0</text:span><text:span text:style-name="T1"> est ce nombre de contacts multiplié par la probabilité de contagion multiplié par le nombre de personnes non contaminées</text:span></text:p>
                  </text:list-item>
                  <text:list-item>
                    <text:p><text:span text:style-name="T13">S</text:span><text:span text:style-name="T14">0</text:span><text:span text:style-name="T13"> est </text:span><text:span text:style-name="T1">S</text:span><text:span text:style-name="T12">0</text:span><text:span text:style-name="T1"> + M</text:span><text:span text:style-name="T12">0 </text:span><text:span text:style-name="T15">multiplié par la probabilité de la population donnée d’être porteur sain quand elle est contaminée</text:span></text:p>
                  </text:list-item>
                </text:list>
              </text:list-item>
            </text:list>
          </draw:text-box>
        </draw:frame>
        <draw:frame draw:style-name="gr36" draw:text-style-name="P4" draw:layer="layout" svg:width="22.6cm" svg:height="1.793cm" svg:x="2.4cm" svg:y="11.207cm">
          <draw:object xlink:href="./Object 1" xlink:type="simple" xlink:show="embed" xlink:actuate="onLoad">
            <loext:p/>
          </draw:object>
          <draw:image xlink:href="./ObjectReplacements/Object 1" xlink:type="simple" xlink:show="embed" xlink:actuate="onLoad"/>
        </draw:frame>
        <draw:frame draw:style-name="gr36" draw:text-style-name="P4" draw:layer="layout" svg:width="8.548cm" svg:height="1.138cm" svg:x="10cm" svg:y="13.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5.5cm" presentation:class="outline" presentation:user-transformed="true">
          <draw:text-box>
            <text:list text:style-name="L1">
              <text:list-item>
                <text:p><text:span text:style-name="T1">Sorties :</text:span></text:p>
              </text:list-item>
            </text:list>
            <text:list text:style-name="L3">
              <text:list-item>
                <text:list>
                  <text:list-item>
                    <text:p><text:span text:style-name="T1">Liste :</text:span></text:p>
                    <text:list>
                      <text:list-item>
                        <text:p><text:span text:style-name="T1">Élément 1 : Objet cluster actualisé</text:span></text:p>
                      </text:list-item>
                      <text:list-item>
                        <text:p><text:span text:style-name="T1">Élément 2 : Paramètres en entrée de la fonction</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3"><text:s/></text:span><text:span text:style-name="T3">Description des hypothèses et modélisation</text:span></text:p>
                  </text:list-item>
                  <text:list-item>
                    <text:p><text:span text:style-name="T3"><text:s/></text:span><text:span text:style-name="T3">Fonction de contamination</text:span></text:p>
                  </text:list-item>
                  <text:list-item>
                    <text:p><text:span text:style-name="T16"><text:s/></text:span><text:span text:style-name="T16">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evolution_cluster</text:p>
          </draw:text-box>
        </draw:frame>
        <draw:frame presentation:style-name="pr5" draw:layer="layout" svg:width="25.5cm" svg:height="13cm" svg:x="1cm" svg:y="5.5cm" presentation:class="outline" presentation:user-transformed="true">
          <draw:text-box>
            <text:list text:style-name="L1">
              <text:list-item>
                <text:p><text:span text:style-name="T1">Prend en entrée l’objet « cluster » de la sortie de la fonction contamination le jour J, et ressort l’objet « cluster » tenant compte de l’évolution de l’état des malades et des contaminés à J+1</text:span></text:p>
              </text:list-item>
              <text:list-item>
                <text:p><text:span text:style-name="T6">Applique </text:span><text:span text:style-name="T1">la fonction « évolution » à chacune des populations du « cluster »</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evolution_cluster</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text:span text:style-name="T1">Objet « cluster »</text:span></text:p>
                  </text:list-item>
                  <text:list-item>
                    <text:p><text:span text:style-name="T1">Paramètres globaux invariant dans le temps</text:span></text:p>
                    <text:list>
                      <text:list-item>
                        <text:p><text:span text:style-name="T1">Durée de la contagion / maladie (fixée à 14 jours dans ce qui précède)</text:span></text:p>
                      </text:list-item>
                      <text:list-item>
                        <text:p><text:span text:style-name="T1">Pour les malades, durée pendant laquelle les symptômes ne sont pas visibles</text:span></text:p>
                      </text:list-item>
                      <text:list-item>
                        <text:p><text:span text:style-name="T1">Pour les malades déclarés, durée avant laquelle ils tombent malades graves</text:span></text:p>
                      </text:list-item>
                      <text:list-item>
                        <text:p><text:span text:style-name="T1">Pour les malades graves, durée à partir de laquelle ils décèdent</text:span></text:p>
                      </text:list-item>
                      <text:list-item>
                        <text:p><text:span text:style-name="T1">Indicatrice de saturation des hôpitaux</text:span></text:p>
                      </text:list-item>
                      <text:list-item>
                        <text:p><text:span text:style-name="T1">Vecteur de taux de passage du stade malade déclaré → malade grave par population</text:span></text:p>
                      </text:list-item>
                      <text:list-item>
                        <text:p><text:span text:style-name="T1">Matrice de taux de passage « malade grave - décès » de taille Px2</text:span><text:span text:style-name="T1"><text:line-break/></text:span><text:span text:style-name="T1">La première colonne correspond au taux de mortalité des populations sans saturation des hôpitaux</text:span><text:span text:style-name="T1"><text:line-break/></text:span><text:span text:style-name="T1">La deuxième colonne correspond à ce taux de mortalité des populations avec saturation</text:span></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custom-shape draw:style-name="gr37"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9" draw:layer="layout" svg:width="6.8cm" svg:height="2cm" svg:x="17.608cm" svg:y="5.823cm">
          <draw:text-box>
            <text:p><text:span text:style-name="T5">Durée indépendante de la popultation</text:span></text:p>
          </draw:text-box>
        </draw:frame>
        <draw:line draw:style-name="gr42" draw:text-style-name="P6" draw:layer="layout" svg:x1="15cm" svg:y1="6.454cm" svg:x2="16.8cm" svg:y2="6.454cm">
          <text:p/>
        </draw:line>
        <draw:line draw:style-name="gr42" draw:text-style-name="P6" draw:layer="layout" svg:x1="6.8cm" svg:y1="12.6cm" svg:x2="8.6cm" svg:y2="12.6cm">
          <text:p/>
        </draw:line>
        <draw:frame draw:style-name="gr41" draw:text-style-name="P9" draw:layer="layout" svg:width="9.8cm" svg:height="2cm" svg:x="17.6cm" svg:y="7.7cm">
          <draw:text-box>
            <text:p><text:span text:style-name="T5">Durée indépendant de la pop, taux dépendant de la pop</text:span></text:p>
          </draw:text-box>
        </draw:frame>
        <draw:line draw:style-name="gr42" draw:text-style-name="P6" draw:layer="layout" svg:x1="8.8cm" svg:y1="9.2cm" svg:x2="7.2cm" svg:y2="15cm">
          <text:p/>
        </draw:line>
        <draw:line draw:style-name="gr43" draw:text-style-name="P6" draw:layer="layout" svg:x1="13.6cm" svg:y1="12.6cm" svg:x2="15.2cm" svg:y2="12.6cm">
          <text:p/>
        </draw:line>
        <draw:line draw:style-name="gr43" draw:text-style-name="P6" draw:layer="layout" svg:x1="15cm" svg:y1="8.7cm" svg:x2="16.6cm" svg:y2="8.7cm">
          <text:p/>
        </draw:line>
        <draw:line draw:style-name="gr43" draw:text-style-name="P6" draw:layer="layout" svg:x1="11cm" svg:y1="14.8cm" svg:x2="10.2cm" svg:y2="15.8cm">
          <text:p/>
        </draw:line>
        <draw:line draw:style-name="gr43" draw:text-style-name="P6" draw:layer="layout" svg:x1="20.4cm" svg:y1="12.8cm" svg:x2="22cm" svg:y2="12.8cm">
          <text:p/>
        </draw:line>
        <draw:line draw:style-name="gr43" draw:text-style-name="P6" draw:layer="layout" svg:x1="16cm" svg:y1="14.4cm" svg:x2="11.4cm" svg:y2="16.8cm">
          <text:p/>
        </draw:lin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Prend en entrée le paramètre qui explique à quelle population la fonction va s’appliquer, l’objet « cluster » de la sortie de la fonction contamination le jour J, et ressort la « population » tenant compte de l’évolution de l’état des malades et des contaminés à J+1</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onction évolution</text:p>
          </draw:text-box>
        </draw:frame>
        <draw:frame presentation:style-name="pr5" draw:layer="layout" svg:width="25.5cm" svg:height="13cm" svg:x="1cm" svg:y="5.5cm" presentation:class="outline" presentation:user-transformed="true">
          <draw:text-box>
            <text:list text:style-name="L1">
              <text:list-item>
                <text:p text:style-name="P14"><text:span text:style-name="T1">Une fonction d’évolution de la maladie : pas de contagion mais évolution du stade de la maladie</text:span></text:p>
                <text:list>
                  <text:list-item>
                    <text:p><text:span text:style-name="T1">Variation</text:span></text:p>
                    <text:list>
                      <text:list-item>
                        <text:p><text:span text:style-name="T1">Du stock de personnes porteuses saines (ne peut que diminuer)</text:span></text:p>
                      </text:list-item>
                      <text:list-item>
                        <text:p><text:span text:style-name="T1">Du stock de personnes malades non déclarées (ne peut que diminuer)</text:span></text:p>
                      </text:list-item>
                      <text:list-item>
                        <text:p><text:span text:style-name="T1">Du stock de personnes malades (peut augmenter ou diminuer)</text:span></text:p>
                      </text:list-item>
                      <text:list-item>
                        <text:p><text:span text:style-name="T1">Du stock de personnes malades graves (peut augmenter ou diminuer)</text:span></text:p>
                      </text:list-item>
                      <text:list-item>
                        <text:p><text:span text:style-name="T1">Du stock de morts (ne peut qu’augmenter)</text:span></text:p>
                      </text:list-item>
                      <text:list-item>
                        <text:p><text:span text:style-name="T4">Du stock de personnes immunisées </text:span><text:span text:style-name="T1">(ne peut qu’augmenter)</text:span></text:p>
                      </text:list-item>
                    </text:list>
                  </text:list-item>
                  <text:list-item>
                    <text:p><text:span text:style-name="T1">Invariance</text:span></text:p>
                    <text:list>
                      <text:list-item>
                        <text:p><text:span text:style-name="T4">Du stock de personnes non contaminées <text:s/></text:span></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onction évolution</text:p>
          </draw:text-box>
        </draw:frame>
        <draw:frame presentation:style-name="pr5" draw:layer="layout" svg:width="25.5cm" svg:height="13cm" svg:x="1cm" svg:y="5.5cm" presentation:class="outline" presentation:user-transformed="true">
          <draw:text-box>
            <text:list text:style-name="L1">
              <text:list-item>
                <text:p text:style-name="P14"><text:span text:style-name="T1">Une fonction d’évolution de la maladie : pas de contagion mais évolution du stade de la maladie</text:span></text:p>
                <text:list>
                  <text:list-item>
                    <text:p><text:span text:style-name="T1">Progession de 1 jour</text:span></text:p>
                  </text:list-item>
                  <text:list-item>
                    <text:p><text:span text:style-name="T1">Les porteurs sains du 13</text:span><text:span text:style-name="T17">e</text:span><text:span text:style-name="T1"> jour deviennent immunisés</text:span></text:p>
                  </text:list-item>
                  <text:list-item>
                    <text:p><text:span text:style-name="T1">Les personnes malades non déclarées du D</text:span><text:span text:style-name="T18">e </text:span><text:span text:style-name="T19">jour deviennent malades déclarés</text:span></text:p>
                  </text:list-item>
                  <text:list-item>
                    <text:p><text:span text:style-name="T20">Soit les personnes malades déclarées du G</text:span><text:span text:style-name="T18">e </text:span><text:span text:style-name="T19">jour deviennent malades graves, soit elles restent malades déclarées</text:span></text:p>
                  </text:list-item>
                  <text:list-item>
                    <text:p><text:span text:style-name="T20">Les personnes malades déclarées du 13</text:span><text:span text:style-name="T18">e </text:span><text:span text:style-name="T19">jour deviennent immunisées</text:span></text:p>
                  </text:list-item>
                  <text:list-item>
                    <text:p><text:span text:style-name="T20">Soit les personnes malades graves du 13</text:span><text:span text:style-name="T18">e </text:span><text:span text:style-name="T19">jour meurent, soit elles deviennent immunisées</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text:span text:style-name="T1">Paramètre de population à laquelle s’applique la fonction (ex : « population vulnérable)</text:span></text:p>
                  </text:list-item>
                  <text:list-item>
                    <text:p><text:span text:style-name="T1">Objet « cluster » précédemment décrit</text:span></text:p>
                  </text:list-item>
                  <text:list-item>
                    <text:p><text:span text:style-name="T1">Paramètres globaux invariant dans le temps</text:span></text:p>
                    <text:list>
                      <text:list-item>
                        <text:p><text:span text:style-name="T1">Durée de la contagion / maladie (fixée à 14 jours dans ce qui précède)</text:span></text:p>
                      </text:list-item>
                      <text:list-item>
                        <text:p><text:span text:style-name="T1">Pour les malades, durée pendant laquelle les symptômes ne sont pas visibles</text:span></text:p>
                      </text:list-item>
                      <text:list-item>
                        <text:p><text:span text:style-name="T1">Pour les malades déclarés, durée avant laquelle ils tombent malades graves</text:span></text:p>
                      </text:list-item>
                      <text:list-item>
                        <text:p><text:span text:style-name="T1">Pour les malades graves, durée à partir de laquelle ils décèdent</text:span></text:p>
                      </text:list-item>
                      <text:list-item>
                        <text:p><text:span text:style-name="T1">Probabilité d’être malade grave pour un individu déjà malade</text:span></text:p>
                      </text:list-item>
                      <text:list-item>
                        <text:p><text:span text:style-name="T1">Indicatrice de saturation des hôpitaux</text:span></text:p>
                      </text:list-item>
                      <text:list-item>
                        <text:p><text:span text:style-name="T1">Taux de mortalité s’il y a saturation des hôpitaux</text:span></text:p>
                      </text:list-item>
                      <text:list-item>
                        <text:p><text:span text:style-name="T1">Taux de mortalité sans saturation des hôpitaux</text:span></text:p>
                      </text:list-item>
                    </text:list>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11.898cm" svg:height="2.388cm" svg:x="0.591cm" svg:y="8.702cm">
          <table:table table:template-name="orange" table:use-first-row-styles="true" table:use-banding-rows-styles="true">
            <table:table-column table:style-name="co3"/>
            <table:table-column table:style-name="co4"/>
            <table:table-column table:style-name="co5"/>
            <table:table-column table:style-name="co6"/>
            <table:table-column table:style-name="co5"/>
            <table:table-column table:style-name="co7"/>
            <table:table-row table:style-name="ro2"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12</text:span></text:p>
              </table:table-cell>
              <table:table-cell>
                <text:p text:style-name="P4"><text:span text:style-name="T5">13</text:span></text:p>
              </table:table-cell>
            </table:table-row>
            <table:table-row table:style-name="ro3" table:default-cell-style-name="ce1">
              <table:table-cell>
                <text:p text:style-name="P4"><text:span text:style-name="T5">Porteurs sains</text:span></text:p>
              </table:table-cell>
              <table:table-cell>
                <text:p text:style-name="P4"><text:span text:style-name="T5">S</text:span><text:span text:style-name="T21">0</text:span></text:p>
              </table:table-cell>
              <table:table-cell>
                <text:p text:style-name="P4"><text:span text:style-name="T5">S</text:span><text:span text:style-name="T21">1</text:span></text:p>
              </table:table-cell>
              <table:table-cell>
                <text:p text:style-name="P4"><text:span text:style-name="T5">...</text:span></text:p>
              </table:table-cell>
              <table:table-cell>
                <text:p text:style-name="P4"><text:span text:style-name="T5">S</text:span><text:span text:style-name="T21">12</text:span></text:p>
              </table:table-cell>
              <table:table-cell>
                <text:p text:style-name="P4"><text:span text:style-name="T5">S</text:span><text:span text:style-name="T21">13</text:span></text:p>
              </table:table-cell>
            </table:table-row>
          </table:table>
          <draw:image xlink:href="Pictures/TablePreview7.svm" xlink:type="simple" xlink:show="embed" xlink:actuate="onLoad"/>
        </draw:frame>
        <draw:frame draw:style-name="standard" draw:layer="layout" svg:width="11.902cm" svg:height="2.392cm" svg:x="15.156cm" svg:y="8.563cm">
          <table:table table:template-name="orange" table:use-first-row-styles="true" table:use-banding-rows-styles="true">
            <table:table-column table:style-name="co8"/>
            <table:table-column table:style-name="co4"/>
            <table:table-column table:style-name="co5"/>
            <table:table-column table:style-name="co6"/>
            <table:table-column table:style-name="co5"/>
            <table:table-column table:style-name="co9"/>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12</text:span></text:p>
              </table:table-cell>
              <table:table-cell>
                <text:p text:style-name="P4"><text:span text:style-name="T5">13</text:span></text:p>
              </table:table-cell>
            </table:table-row>
            <table:table-row table:style-name="ro5" table:default-cell-style-name="ce1">
              <table:table-cell>
                <text:p text:style-name="P4"><text:span text:style-name="T5">Porteurs sains</text:span></text:p>
              </table:table-cell>
              <table:table-cell>
                <text:p text:style-name="P4"><text:span text:style-name="T5">0</text:span></text:p>
              </table:table-cell>
              <table:table-cell>
                <text:p text:style-name="P4"><text:span text:style-name="T5">S</text:span><text:span text:style-name="T21">0</text:span></text:p>
              </table:table-cell>
              <table:table-cell>
                <text:p text:style-name="P4"><text:span text:style-name="T5">...</text:span></text:p>
              </table:table-cell>
              <table:table-cell>
                <text:p text:style-name="P4"><text:span text:style-name="T5">S</text:span><text:span text:style-name="T21">11</text:span></text:p>
              </table:table-cell>
              <table:table-cell>
                <text:p text:style-name="P4"><text:span text:style-name="T5">S</text:span><text:span text:style-name="T21">12</text:span></text:p>
              </table:table-cell>
            </table:table-row>
          </table:table>
          <draw:image xlink:href="Pictures/TablePreview8.svm" xlink:type="simple" xlink:show="embed" xlink:actuate="onLoad"/>
        </draw:frame>
        <draw:frame draw:style-name="gr35" draw:text-style-name="P15" draw:layer="layout" svg:width="7.86cm" svg:height="1.053cm" svg:x="2cm" svg:y="7.347cm">
          <draw:text-box>
            <text:p text:style-name="P4"><text:span text:style-name="T5">Etat initial</text:span></text:p>
          </draw:text-box>
        </draw:frame>
        <draw:frame draw:style-name="gr35" draw:text-style-name="P15" draw:layer="layout" svg:width="7.86cm" svg:height="1.053cm" svg:x="18cm" svg:y="7.347cm">
          <draw:text-box>
            <text:p text:style-name="P4"><text:span text:style-name="T5">Etat final</text:span></text:p>
          </draw:text-box>
        </draw:frame>
        <draw:frame draw:style-name="standard" draw:layer="layout" svg:width="13.396cm" svg:height="3.455cm" svg:x="0.31cm" svg:y="12.935cm">
          <table:table table:template-name="orange" table:use-first-row-styles="true" table:use-banding-rows-styles="true">
            <table:table-column table:style-name="co23"/>
            <table:table-column table:style-name="co24"/>
            <table:table-column table:style-name="co14"/>
            <table:table-column table:style-name="co15"/>
            <table:table-column table:style-name="co16"/>
            <table:table-column table:style-name="co17"/>
            <table:table-column table:style-name="co18"/>
            <table:table-column table:style-name="co19"/>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D</text:span></text:p>
              </table:table-cell>
              <table:table-cell>
                <text:p text:style-name="P4"><text:span text:style-name="T10">D+1</text:span></text:p>
              </table:table-cell>
              <table:table-cell>
                <text:p text:style-name="P4"><text:span text:style-name="T5">...</text:span></text:p>
              </table:table-cell>
              <table:table-cell>
                <text:p text:style-name="P4"><text:span text:style-name="T5">13</text:span></text:p>
              </table:table-cell>
            </table:table-row>
            <table:table-row table:style-name="ro8" table:default-cell-style-name="ce1">
              <table:table-cell>
                <text:p text:style-name="P4"><text:span text:style-name="T5">Malades non déclarés</text:span></text:p>
              </table:table-cell>
              <table:table-cell>
                <text:p text:style-name="P4"><text:span text:style-name="T5">M</text:span><text:span text:style-name="T21">0</text:span></text:p>
              </table:table-cell>
              <table:table-cell>
                <text:p text:style-name="P4"><text:span text:style-name="T5">M</text:span><text:span text:style-name="T21">1</text:span></text:p>
              </table:table-cell>
              <table:table-cell>
                <text:p text:style-name="P4"><text:span text:style-name="T5">...</text:span></text:p>
              </table:table-cell>
              <table:table-cell>
                <text:p text:style-name="P4"><text:span text:style-name="T5">M</text:span><text:span text:style-name="T21">D</text:span></text:p>
              </table:table-cell>
              <table:table-cell table:style-name="ce2">
                <text:p text:style-name="P13"><text:span text:style-name="T22">0</text:span></text:p>
              </table:table-cell>
              <table:table-cell table:style-name="ce2">
                <text:p text:style-name="P13"><text:span text:style-name="T22">...</text:span></text:p>
              </table:table-cell>
              <table:table-cell table:style-name="ce2">
                <text:p text:style-name="P13"><text:span text:style-name="T22">0</text:span></text:p>
              </table:table-cell>
            </table:table-row>
          </table:table>
          <draw:image xlink:href="Pictures/TablePreview9.svm" xlink:type="simple" xlink:show="embed" xlink:actuate="onLoad"/>
        </draw:frame>
        <draw:frame draw:style-name="standard" draw:layer="layout" svg:width="13.4cm" svg:height="3.455cm" svg:x="14.31cm" svg:y="12.931cm">
          <table:table table:template-name="orange" table:use-first-row-styles="true" table:use-banding-rows-styles="true">
            <table:table-column table:style-name="co20"/>
            <table:table-column table:style-name="co25"/>
            <table:table-column table:style-name="co26"/>
            <table:table-column table:style-name="co18"/>
            <table:table-column table:style-name="co27"/>
            <table:table-column table:style-name="co17"/>
            <table:table-column table:style-name="co18"/>
            <table:table-column table:style-name="co22"/>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D</text:span></text:p>
              </table:table-cell>
              <table:table-cell>
                <text:p text:style-name="P4"><text:span text:style-name="T10">D+1</text:span></text:p>
              </table:table-cell>
              <table:table-cell>
                <text:p text:style-name="P4"><text:span text:style-name="T5">...</text:span></text:p>
              </table:table-cell>
              <table:table-cell>
                <text:p text:style-name="P4"><text:span text:style-name="T5">13</text:span></text:p>
              </table:table-cell>
            </table:table-row>
            <table:table-row table:style-name="ro8" table:default-cell-style-name="ce1">
              <table:table-cell>
                <text:p text:style-name="P4"><text:span text:style-name="T5">Malades non déclarés</text:span></text:p>
              </table:table-cell>
              <table:table-cell>
                <text:p text:style-name="P4"><text:span text:style-name="T5">0</text:span></text:p>
              </table:table-cell>
              <table:table-cell>
                <text:p text:style-name="P4"><text:span text:style-name="T5">M</text:span><text:span text:style-name="T21">0</text:span></text:p>
              </table:table-cell>
              <table:table-cell>
                <text:p text:style-name="P4"><text:span text:style-name="T5">...</text:span></text:p>
              </table:table-cell>
              <table:table-cell>
                <text:p text:style-name="P4"><text:span text:style-name="T5">M</text:span><text:span text:style-name="T21">D-1</text:span></text:p>
              </table:table-cell>
              <table:table-cell table:style-name="ce2">
                <text:p text:style-name="P13"><text:span text:style-name="T22">0</text:span></text:p>
              </table:table-cell>
              <table:table-cell table:style-name="ce2">
                <text:p text:style-name="P13"><text:span text:style-name="T22">...</text:span></text:p>
              </table:table-cell>
              <table:table-cell table:style-name="ce2">
                <text:p text:style-name="P13"><text:span text:style-name="T22">0</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gr35" draw:text-style-name="P15" draw:layer="layout" svg:width="7.86cm" svg:height="1.053cm" svg:x="9.86cm" svg:y="7.347cm">
          <draw:text-box>
            <text:p text:style-name="P4"><text:span text:style-name="T5">Etat initial</text:span></text:p>
          </draw:text-box>
        </draw:frame>
        <draw:frame draw:style-name="gr35" draw:text-style-name="P15" draw:layer="layout" svg:width="7.86cm" svg:height="1.053cm" svg:x="9.74cm" svg:y="13.6cm">
          <draw:text-box>
            <text:p text:style-name="P4"><text:span text:style-name="T5">Etat final</text:span></text:p>
          </draw:text-box>
        </draw:frame>
        <draw:frame draw:style-name="standard" draw:layer="layout" svg:width="20.146cm" svg:height="3.048cm" svg:x="2.993cm" svg:y="8.886cm">
          <table:table table:template-name="orange" table:use-first-row-styles="true" table:use-banding-rows-styles="true">
            <table:table-column table:style-name="co28"/>
            <table:table-column table:style-name="co24"/>
            <table:table-column table:style-name="co14"/>
            <table:table-column table:style-name="co15"/>
            <table:table-column table:style-name="co29"/>
            <table:table-column table:style-name="co30"/>
            <table:table-column table:style-name="co18"/>
            <table:table-column table:style-name="co31"/>
            <table:table-column table:style-name="co32"/>
            <table:table-column table:style-name="co33"/>
            <table:table-column table:style-name="co34"/>
            <table:table-column table:style-name="co17"/>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D</text:span></text:p>
              </table:table-cell>
              <table:table-cell>
                <text:p text:style-name="P4"><text:span text:style-name="T5">D+1</text:span></text:p>
              </table:table-cell>
              <table:table-cell>
                <text:p text:style-name="P4"><text:span text:style-name="T10">D+2</text:span></text:p>
              </table:table-cell>
              <table:table-cell>
                <text:p text:style-name="P4"><text:span text:style-name="T5">...</text:span></text:p>
              </table:table-cell>
              <table:table-cell>
                <text:p text:style-name="P4"><text:span text:style-name="T5">G</text:span></text:p>
              </table:table-cell>
              <table:table-cell>
                <text:p text:style-name="P4">G+1</text:p>
              </table:table-cell>
              <table:table-cell>
                <text:p text:style-name="P4">G+2</text:p>
              </table:table-cell>
              <table:table-cell>
                <text:p text:style-name="P4">...</text:p>
              </table:table-cell>
              <table:table-cell>
                <text:p text:style-name="P4">13</text:p>
              </table:table-cell>
            </table:table-row>
            <table:table-row table:style-name="ro9" table:default-cell-style-name="ce2">
              <table:table-cell table:style-name="ce1">
                <text:p text:style-name="P4"><text:span text:style-name="T5">Malades déclarés</text:span></text:p>
              </table:table-cell>
              <table:table-cell table:style-name="ce1">
                <text:p text:style-name="P4"><text:span text:style-name="T5">0</text:span></text:p>
              </table:table-cell>
              <table:table-cell table:style-name="ce1">
                <text:p text:style-name="P4"><text:span text:style-name="T5">...</text:span></text:p>
              </table:table-cell>
              <table:table-cell table:style-name="ce1">
                <text:p text:style-name="P4"><text:span text:style-name="T5">0</text:span></text:p>
              </table:table-cell>
              <table:table-cell table:style-name="ce1">
                <text:p text:style-name="P4"><text:span text:style-name="T5">D</text:span><text:span text:style-name="T21">D+1</text:span></text:p>
              </table:table-cell>
              <table:table-cell>
                <text:p text:style-name="P13"><text:span text:style-name="T22">D</text:span><text:span text:style-name="T21">D+2</text:span></text:p>
              </table:table-cell>
              <table:table-cell>
                <text:p text:style-name="P13"><text:span text:style-name="T11">...</text:span></text:p>
              </table:table-cell>
              <table:table-cell>
                <text:p text:style-name="P13"><text:span text:style-name="T22">D</text:span><text:span text:style-name="T21">G</text:span></text:p>
              </table:table-cell>
              <table:table-cell>
                <text:p text:style-name="P13"><text:span text:style-name="T22">D</text:span><text:span text:style-name="T21">G+1</text:span></text:p>
              </table:table-cell>
              <table:table-cell>
                <text:p text:style-name="P13"><text:span text:style-name="T22">D</text:span><text:span text:style-name="T21">G+2</text:span></text:p>
              </table:table-cell>
              <table:table-cell>
                <text:p text:style-name="P13"><text:span text:style-name="T11">...</text:span></text:p>
              </table:table-cell>
              <table:table-cell>
                <text:p text:style-name="P13"><text:span text:style-name="T22">D</text:span><text:span text:style-name="T21">13</text:span></text:p>
              </table:table-cell>
            </table:table-row>
          </table:table>
          <draw:image xlink:href="Pictures/TablePreview11.svm" xlink:type="simple" xlink:show="embed" xlink:actuate="onLoad"/>
        </draw:frame>
        <draw:frame draw:style-name="standard" draw:layer="layout" svg:width="20.15cm" svg:height="2.932cm" svg:x="3.203cm" svg:y="14.95cm">
          <table:table table:template-name="orange" table:use-first-row-styles="true" table:use-banding-rows-styles="true">
            <table:table-column table:style-name="co35"/>
            <table:table-column table:style-name="co36"/>
            <table:table-column table:style-name="co15"/>
            <table:table-column table:style-name="co37"/>
            <table:table-column table:style-name="co38"/>
            <table:table-column table:style-name="co32"/>
            <table:table-column table:style-name="co15"/>
            <table:table-column table:style-name="co17"/>
            <table:table-column table:style-name="co39"/>
            <table:table-column table:style-name="co33"/>
            <table:table-column table:style-name="co34"/>
            <table:table-column table:style-name="co40"/>
            <table:table-row table:style-name="ro10"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D</text:span></text:p>
              </table:table-cell>
              <table:table-cell>
                <text:p text:style-name="P4"><text:span text:style-name="T5">D+1</text:span></text:p>
              </table:table-cell>
              <table:table-cell>
                <text:p text:style-name="P4"><text:span text:style-name="T10">D+2</text:span></text:p>
              </table:table-cell>
              <table:table-cell>
                <text:p text:style-name="P4"><text:span text:style-name="T5">...</text:span></text:p>
              </table:table-cell>
              <table:table-cell>
                <text:p text:style-name="P4"><text:span text:style-name="T5">G</text:span></text:p>
              </table:table-cell>
              <table:table-cell>
                <text:p text:style-name="P4">G+1</text:p>
              </table:table-cell>
              <table:table-cell>
                <text:p text:style-name="P4">G+2</text:p>
              </table:table-cell>
              <table:table-cell>
                <text:p text:style-name="P4">...</text:p>
              </table:table-cell>
              <table:table-cell>
                <text:p text:style-name="P4">13</text:p>
              </table:table-cell>
            </table:table-row>
            <table:table-row table:style-name="ro11" table:default-cell-style-name="ce2">
              <table:table-cell table:style-name="ce1">
                <text:p text:style-name="P4"><text:span text:style-name="T5">Malades déclarés</text:span></text:p>
              </table:table-cell>
              <table:table-cell table:style-name="ce1">
                <text:p text:style-name="P4"><text:span text:style-name="T5">0</text:span></text:p>
              </table:table-cell>
              <table:table-cell table:style-name="ce1">
                <text:p text:style-name="P4"><text:span text:style-name="T5">...</text:span></text:p>
              </table:table-cell>
              <table:table-cell table:style-name="ce1">
                <text:p text:style-name="P4"><text:span text:style-name="T5">0</text:span></text:p>
              </table:table-cell>
              <table:table-cell table:style-name="ce1">
                <text:p text:style-name="P4"><text:span text:style-name="T5">M</text:span><text:span text:style-name="T21">D</text:span></text:p>
              </table:table-cell>
              <table:table-cell>
                <text:p text:style-name="P13"><text:span text:style-name="T22">D</text:span><text:span text:style-name="T21">D+1</text:span></text:p>
              </table:table-cell>
              <table:table-cell>
                <text:p text:style-name="P13"><text:span text:style-name="T11">...</text:span></text:p>
              </table:table-cell>
              <table:table-cell>
                <text:p text:style-name="P13"><text:span text:style-name="T22">D</text:span><text:span text:style-name="T21">G-1</text:span></text:p>
              </table:table-cell>
              <table:table-cell>
                <text:p text:style-name="P13"><text:span text:style-name="T23">D</text:span><text:span text:style-name="T24">G</text:span><text:span text:style-name="T23"> - G</text:span><text:span text:style-name="T21">G</text:span></text:p>
              </table:table-cell>
              <table:table-cell>
                <text:p text:style-name="P13"><text:span text:style-name="T22">D</text:span><text:span text:style-name="T21">G+1</text:span></text:p>
              </table:table-cell>
              <table:table-cell>
                <text:p text:style-name="P13"><text:span text:style-name="T11">...</text:span></text:p>
              </table:table-cell>
              <table:table-cell>
                <text:p text:style-name="P13"><text:span text:style-name="T22">D</text:span><text:span text:style-name="T21">12</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gr44" draw:text-style-name="P15" draw:layer="layout" svg:width="7.86cm" svg:height="1.053cm" svg:x="9.86cm" svg:y="7.347cm">
          <draw:text-box>
            <text:p text:style-name="P4"><text:span text:style-name="T5">Etat initial</text:span></text:p>
          </draw:text-box>
        </draw:frame>
        <draw:frame draw:style-name="gr44" draw:text-style-name="P15" draw:layer="layout" svg:width="7.86cm" svg:height="1.053cm" svg:x="9.74cm" svg:y="13.6cm">
          <draw:text-box>
            <text:p text:style-name="P4"><text:span text:style-name="T5">Etat final</text:span></text:p>
          </draw:text-box>
        </draw:frame>
        <draw:frame draw:style-name="standard" draw:layer="layout" svg:width="14.404cm" svg:height="2.928cm" svg:x="7.454cm" svg:y="8.951cm">
          <table:table table:template-name="orange" table:use-first-row-styles="true" table:use-banding-rows-styles="true">
            <table:table-column table:style-name="co28"/>
            <table:table-column table:style-name="co24"/>
            <table:table-column table:style-name="co14"/>
            <table:table-column table:style-name="co31"/>
            <table:table-column table:style-name="co32"/>
            <table:table-column table:style-name="co33"/>
            <table:table-column table:style-name="co34"/>
            <table:table-column table:style-name="co17"/>
            <table:table-row table:style-name="ro12"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G</text:span></text:p>
              </table:table-cell>
              <table:table-cell>
                <text:p text:style-name="P4"><text:span text:style-name="T5">G+1</text:span></text:p>
              </table:table-cell>
              <table:table-cell>
                <text:p text:style-name="P4"><text:span text:style-name="T5">G+2</text:span></text:p>
              </table:table-cell>
              <table:table-cell>
                <text:p text:style-name="P4"><text:span text:style-name="T5">...</text:span></text:p>
              </table:table-cell>
              <table:table-cell>
                <text:p text:style-name="P4"><text:span text:style-name="T5">13</text:span></text:p>
              </table:table-cell>
            </table:table-row>
            <table:table-row table:style-name="ro13" table:default-cell-style-name="ce2">
              <table:table-cell table:style-name="ce1">
                <text:p text:style-name="P4"><text:span text:style-name="T5">Malades graves</text:span></text:p>
              </table:table-cell>
              <table:table-cell table:style-name="ce1">
                <text:p text:style-name="P4"><text:span text:style-name="T5">0</text:span></text:p>
              </table:table-cell>
              <table:table-cell table:style-name="ce1">
                <text:p text:style-name="P4"><text:span text:style-name="T5">...</text:span></text:p>
              </table:table-cell>
              <table:table-cell>
                <text:p text:style-name="P13"><text:span text:style-name="T22">0</text:span></text:p>
              </table:table-cell>
              <table:table-cell>
                <text:p text:style-name="P13"><text:span text:style-name="T22">G</text:span><text:span text:style-name="T21">G+1</text:span></text:p>
              </table:table-cell>
              <table:table-cell>
                <text:p text:style-name="P13"><text:span text:style-name="T22">G</text:span><text:span text:style-name="T21">G+2</text:span></text:p>
              </table:table-cell>
              <table:table-cell>
                <text:p text:style-name="P13"><text:span text:style-name="T22">...</text:span></text:p>
              </table:table-cell>
              <table:table-cell>
                <text:p text:style-name="P13"><text:span text:style-name="T22">G</text:span><text:span text:style-name="T21">13</text:span></text:p>
              </table:table-cell>
            </table:table-row>
          </table:table>
          <draw:image xlink:href="Pictures/TablePreview13.svm" xlink:type="simple" xlink:show="embed" xlink:actuate="onLoad"/>
        </draw:frame>
        <draw:frame draw:style-name="standard" draw:layer="layout" svg:width="13.136cm" svg:height="3.003cm" svg:x="7.806cm" svg:y="15.209cm">
          <table:table table:template-name="orange" table:use-first-row-styles="true" table:use-banding-rows-styles="true">
            <table:table-column table:style-name="co35"/>
            <table:table-column table:style-name="co36"/>
            <table:table-column table:style-name="co17"/>
            <table:table-column table:style-name="co39"/>
            <table:table-column table:style-name="co33"/>
            <table:table-column table:style-name="co34"/>
            <table:table-column table:style-name="co40"/>
            <table:table-row table:style-name="ro14" table:default-cell-style-name="ce1">
              <table:table-cell>
                <text:p text:style-name="P4"><text:span text:style-name="T5">Jours</text:span></text:p>
              </table:table-cell>
              <table:table-cell>
                <text:p text:style-name="P4"><text:span text:style-name="T5">0</text:span></text:p>
              </table:table-cell>
              <table:table-cell>
                <text:p text:style-name="P4"><text:span text:style-name="T5">G</text:span></text:p>
              </table:table-cell>
              <table:table-cell>
                <text:p text:style-name="P4"><text:span text:style-name="T5">G+1</text:span></text:p>
              </table:table-cell>
              <table:table-cell>
                <text:p text:style-name="P4"><text:span text:style-name="T5">G+2</text:span></text:p>
              </table:table-cell>
              <table:table-cell>
                <text:p text:style-name="P4"><text:span text:style-name="T5">...</text:span></text:p>
              </table:table-cell>
              <table:table-cell>
                <text:p text:style-name="P4"><text:span text:style-name="T5">13</text:span></text:p>
              </table:table-cell>
            </table:table-row>
            <table:table-row table:style-name="ro11" table:default-cell-style-name="ce2">
              <table:table-cell table:style-name="ce1">
                <text:p text:style-name="P4"><text:span text:style-name="T5">Malades graves</text:span></text:p>
              </table:table-cell>
              <table:table-cell table:style-name="ce1">
                <text:p text:style-name="P4"><text:span text:style-name="T5">0</text:span></text:p>
              </table:table-cell>
              <table:table-cell>
                <text:p text:style-name="P13"><text:span text:style-name="T22">0</text:span></text:p>
              </table:table-cell>
              <table:table-cell>
                <text:p text:style-name="P13"><text:span text:style-name="T23">G</text:span><text:span text:style-name="T21">G</text:span></text:p>
              </table:table-cell>
              <table:table-cell>
                <text:p text:style-name="P13"><text:span text:style-name="T22">G</text:span><text:span text:style-name="T21">G+1</text:span></text:p>
              </table:table-cell>
              <table:table-cell>
                <text:p text:style-name="P13"><text:span text:style-name="T22">...</text:span></text:p>
              </table:table-cell>
              <table:table-cell>
                <text:p text:style-name="P13"><text:span text:style-name="T22">G</text:span><text:span text:style-name="T21">12</text:span></text:p>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6.169cm" svg:height="1.862cm" svg:x="2.608cm" svg:y="14.042cm">
          <table:table table:template-name="orange" table:use-first-row-styles="true" table:use-banding-rows-styles="true">
            <table:table-column table:style-name="co41"/>
            <table:table-column table:style-name="co38"/>
            <table:table-row table:style-name="ro15" table:default-cell-style-name="ce1">
              <table:table-cell>
                <text:p text:style-name="P4"><text:span text:style-name="T5">Personnes immunisées</text:span></text:p>
              </table:table-cell>
              <table:table-cell>
                <text:p text:style-name="P4"><text:span text:style-name="T5">I</text:span></text:p>
              </table:table-cell>
            </table:table-row>
          </table:table>
          <draw:image xlink:href="Pictures/TablePreview15.svm" xlink:type="simple" xlink:show="embed" xlink:actuate="onLoad"/>
        </draw:frame>
        <draw:frame draw:style-name="gr35" draw:text-style-name="P15" draw:layer="layout" svg:width="7.86cm" svg:height="1.053cm" svg:x="2cm" svg:y="7.347cm">
          <draw:text-box>
            <text:p text:style-name="P4"><text:span text:style-name="T5">Etat initial</text:span></text:p>
          </draw:text-box>
        </draw:frame>
        <draw:frame draw:style-name="gr35" draw:text-style-name="P15" draw:layer="layout" svg:width="7.86cm" svg:height="1.053cm" svg:x="15.94cm" svg:y="7.2cm">
          <draw:text-box>
            <text:p text:style-name="P4"><text:span text:style-name="T5">Etat final</text:span></text:p>
          </draw:text-box>
        </draw:frame>
        <draw:frame draw:style-name="standard" draw:layer="layout" svg:width="13.27cm" svg:height="1.862cm" svg:x="12.929cm" svg:y="14cm">
          <table:table table:template-name="orange" table:use-first-row-styles="true" table:use-banding-rows-styles="true">
            <table:table-column table:style-name="co42"/>
            <table:table-column table:style-name="co43"/>
            <table:table-row table:style-name="ro15" table:default-cell-style-name="ce1">
              <table:table-cell>
                <text:p text:style-name="P4"><text:span text:style-name="T5">Personnes immunisées</text:span></text:p>
              </table:table-cell>
              <table:table-cell>
                <text:p text:style-name="P4"><text:span text:style-name="T5">I + S</text:span><text:span text:style-name="T21">13 </text:span><text:span text:style-name="T22">+ D</text:span><text:span text:style-name="T21">13 </text:span><text:span text:style-name="T22">+ V</text:span><text:span text:style-name="T21">13</text:span></text:p>
              </table:table-cell>
            </table:table-row>
          </table:table>
          <draw:image xlink:href="Pictures/TablePreview16.svm" xlink:type="simple" xlink:show="embed" xlink:actuate="onLoad"/>
        </draw:frame>
        <draw:frame draw:style-name="standard" draw:layer="layout" svg:width="7.025cm" svg:height="1.862cm" svg:x="2.574cm" svg:y="9.942cm">
          <table:table table:template-name="orange" table:use-first-row-styles="true" table:use-banding-rows-styles="true">
            <table:table-column table:style-name="co10"/>
            <table:table-column table:style-name="co44"/>
            <table:table-row table:style-name="ro15" table:default-cell-style-name="ce1">
              <table:table-cell>
                <text:p text:style-name="P4"><text:span text:style-name="T5">Personnes mortes</text:span></text:p>
              </table:table-cell>
              <table:table-cell>
                <text:p text:style-name="P4"><text:span text:style-name="T5">L</text:span></text:p>
              </table:table-cell>
            </table:table-row>
          </table:table>
          <draw:image xlink:href="Pictures/TablePreview17.svm" xlink:type="simple" xlink:show="embed" xlink:actuate="onLoad"/>
        </draw:frame>
        <draw:frame draw:style-name="standard" draw:layer="layout" svg:width="13.274cm" svg:height="1.862cm" svg:x="12.163cm" svg:y="9.784cm">
          <table:table table:template-name="orange" table:use-first-row-styles="true" table:use-banding-rows-styles="true">
            <table:table-column table:style-name="co45"/>
            <table:table-column table:style-name="co46"/>
            <table:table-row table:style-name="ro15" table:default-cell-style-name="ce1">
              <table:table-cell>
                <text:p text:style-name="P4"><text:span text:style-name="T5">Personnes mortes</text:span></text:p>
              </table:table-cell>
              <table:table-cell>
                <text:p text:style-name="P4"><text:span text:style-name="T5">L + G</text:span><text:span text:style-name="T21">13 <text:s/></text:span><text:span text:style-name="T22">- V</text:span><text:span text:style-name="T21">13</text:span></text:p>
              </table:table-cell>
            </table:table-row>
          </table:table>
          <draw:image xlink:href="Pictures/TablePreview18.svm"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Contenu de la fonction :</text:span></text:p>
                <text:list>
                  <text:list-item>
                    <text:p><text:span text:style-name="T1">Décalage de l’état de chaque population contaminée d’une journée</text:span></text:p>
                  </text:list-item>
                  <text:list-item>
                    <text:p><text:span text:style-name="T1">Calculer les flux de passage d’une population à une autre (G</text:span><text:span text:style-name="T25">G </text:span><text:span text:style-name="T19">, V</text:span><text:span text:style-name="T25">13</text:span><text:span text:style-name="T19">)</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Sorties :</text:span></text:p>
              </text:list-item>
            </text:list>
            <text:list text:style-name="L3">
              <text:list-item>
                <text:list>
                  <text:list-item>
                    <text:p><text:span text:style-name="T1">Liste :</text:span></text:p>
                    <text:list>
                      <text:list-item>
                        <text:p><text:span text:style-name="T1">Élément 1 : Objet cluster actualisé</text:span></text:p>
                      </text:list-item>
                      <text:list-item>
                        <text:p><text:span text:style-name="T1">Élément 2 : </text:span></text:p>
                        <text:list>
                          <text:list-item>
                            <text:p><text:span text:style-name="T1">paramètres en entrée de la fonction</text:span></text:p>
                          </text:list-item>
                          <text:list-item>
                            <text:p><text:span text:style-name="T1">paramètres calculés dans la fonction (taux de mortalité effectif en fonction de la saturation ou non des hôpitaux calculée dans la fonction)</text:span></text:p>
                          </text:list-item>
                        </text:list>
                      </text:list-item>
                    </text:list>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7"><text:s/></text:span><text:span text:style-name="T27">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Mobilité dans un pays fermé</text:span></text:p>
          </draw:text-box>
        </draw:frame>
        <draw:frame presentation:style-name="pr5" draw:layer="layout" svg:width="25.5cm" svg:height="13cm" svg:x="1cm" svg:y="5.5cm" presentation:class="outline" presentation:user-transformed="true">
          <draw:text-box>
            <text:list text:style-name="L1">
              <text:list-item>
                <text:p><text:span text:style-name="T1">Les populations ne restent pas au sein d’un cluster :</text:span></text:p>
                <text:list>
                  <text:list-item>
                    <text:p text:style-name="P14"><text:span text:style-name="T1">Mobilités domicile – travail</text:span></text:p>
                  </text:list-item>
                  <text:list-item>
                    <text:p text:style-name="P14"><text:span text:style-name="T1">Mobilité pour accéder à des services</text:span></text:p>
                  </text:list-item>
                  <text:list-item>
                    <text:p><text:span text:style-name="T1">Mobilité pour les congés</text:span><text:span text:style-name="T1"><text:line-break/></text:span><text:span text:style-name="T1"/></text:p>
                  </text:list-item>
                </text:list>
              </text:list-item>
              <text:list-item>
                <text:p><text:span text:style-name="T1">On néglige les mobilités autres que le domicile – travail</text:span></text:p>
                <text:list>
                  <text:list-item>
                    <text:p><text:span text:style-name="T1">On suppose que les services auxquels accèdent des individus sont disponibles au sein du cluster</text:span></text:p>
                  </text:list-item>
                  <text:list-item>
                    <text:p><text:span text:style-name="T1">On ne modélisera pas les déplacements liés aux vacances (épidémie qui démarre hors vacances scolaires)</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La mobilité quotidienne domicile – travail entraîne une contamination des individus mobiles au sein d’un autre cluster</text:span><text:span text:style-name="T1"><text:line-break/></text:span><text:span text:style-name="T1"/></text:p>
              </text:list-item>
              <text:list-item>
                <text:p><text:span text:style-name="T1">Puis, ils reviennent le soir et le matin pour contaminer leur propre cluster</text:span><text:span text:style-name="T1"><text:line-break/></text:span><text:span text:style-name="T1"/></text:p>
              </text:list-item>
              <text:list-item>
                <text:p><text:span text:style-name="T1">Solution</text:span></text:p>
                <text:list>
                  <text:list-item>
                    <text:p><text:span text:style-name="T1">Une journée est composée de 2 applications de la fonction contamination</text:span></text:p>
                    <text:list>
                      <text:list-item>
                        <text:p text:style-name="P11"><text:span text:style-name="T1">Une au sein de la journée de travail</text:span></text:p>
                      </text:list-item>
                      <text:list-item>
                        <text:p><text:span text:style-name="T1">Une au sein de la soirée dans sa famille</text:span></text:p>
                      </text:list-item>
                    </text:list>
                  </text:list-item>
                  <text:list-item>
                    <text:p><text:span text:style-name="T1">Une journée se termine par la fonction évolution</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Départ au travail</text:span></text:p>
                    <text:list>
                      <text:list-item>
                        <text:p><text:span text:style-name="T1">Population vulnérable (âgée) non mobile : pas de confinement (contacts existant avec d’autres personnes, mais pas de départ vers l’extérieur du cluster)</text:span></text:p>
                      </text:list-item>
                      <text:list-item>
                        <text:p><text:span text:style-name="T1">Population résistante : se déplace dans les autres clusters</text:span></text:p>
                        <text:list>
                          <text:list-item>
                            <text:p><text:span text:style-name="T1">Elle se déplace dans d’autres clusters via les flux de mobilité domicile – travail</text:span></text:p>
                          </text:list-item>
                          <text:list-item>
                            <text:p><text:span text:style-name="T1">Les personnes malades et les personnes malades graves ne se déplacent pas</text:span></text:p>
                          </text:list-item>
                          <text:list-item>
                            <text:p><text:span text:style-name="T1">On calcule le nombre de personnes pas encore malades, le nombre de personnes porteurs sains , le nombre de personnes malades pas encore déclarées, le nombre de personnes immunisées qui partent dans chaque clust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Arrivée au travail</text:span></text:p>
                    <text:list>
                      <text:list-item>
                        <text:p><text:span text:style-name="T1">On récupère pour chaque cluster, l’information du nombre d’individus de chaque population présente dans le cluster pour la journée de travail (en distinguant bien chaque cluster d’origine)</text:span></text:p>
                      </text:list-item>
                      <text:list-item>
                        <text:p><text:span text:style-name="T1">On applique la fonction contamination au cluster de travail en sommant sur tous les clusters d’origine</text:span></text:p>
                      </text:list-item>
                      <text:list-item>
                        <text:p><text:span text:style-name="T1">On calcule par différence entre sortie et entrée le nombre de personnes porteuses saines, de personnes contaminées dans la journée pour chaque population au sein du cluster</text:span></text:p>
                      </text:list-item>
                      <text:list-item>
                        <text:p><text:span text:style-name="T7">On ventile (par population)</text:span><text:span text:style-name="T1"> ces nouvelles personnes contaminées ou porteurs sains dans les clusters d’origine par le taux de personnes de cette population du cluster d’origine par rapport au nombre de personnes de cette population présente dans le cluster dans la journée</text:span></text:p>
                      </text:list-item>
                    </text:list>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Retour au domicile</text:span></text:p>
                    <text:list>
                      <text:list-item>
                        <text:p><text:span text:style-name="T1">On récupère pour chaque cluster, les individus revenant du travail d’autres clusters</text:span></text:p>
                      </text:list-item>
                      <text:list-item>
                        <text:p><text:span text:style-name="T1">On somme sur tous ces clusters de travail pour récupérer le cluster d’origine</text:span></text:p>
                      </text:list-item>
                      <text:list-item>
                        <text:p><text:span text:style-name="T1">On applique la fonction contamination</text:span></text:p>
                      </text:list-item>
                      <text:list-item>
                        <text:p><text:span text:style-name="T1">On applique la fonction évolution pour passer à J+1</text:span></text:p>
                      </text:list-item>
                    </text:list>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6" draw:text-style-name="P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Risques de la 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Des opérations répétées</text:span></text:p>
                <text:list>
                  <text:list-item>
                    <text:p><text:span text:style-name="T1">Le nombre de clusters peut jouer en temps quadratique si on programme mal les choses, peut être chronophage en temps machine si on code mal certaines étapes</text:span></text:p>
                  </text:list-item>
                </text:list>
              </text:list-item>
              <text:list-item>
                <text:p><text:span text:style-name="T1">Proposition de modéliser la propagation du virus à niveau fin (communal)</text:span></text:p>
                <text:list>
                  <text:list-item>
                    <text:p><text:span text:style-name="T1">Permet de modéliser les mises en quarantaine de communes</text:span></text:p>
                  </text:list-item>
                  <text:list-item>
                    <text:p><text:span text:style-name="T1">35 000 communes =&gt; temps quadratique = multiple de 10^9 opérations à chaque journée</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text:span text:style-name="T26"/></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7"><text:s/></text:span><text:span text:style-name="T27">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7"><text:s/></text:span><text:span text:style-name="T27">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Données utiles pour un cluster fermé</text:p>
          </draw:text-box>
        </draw:frame>
        <draw:frame presentation:style-name="pr5" draw:layer="layout" svg:width="25.5cm" svg:height="13cm" svg:x="1cm" svg:y="5.5cm" presentation:class="outline" presentation:user-transformed="true">
          <draw:text-box>
            <text:list text:style-name="L1">
              <text:list-item>
                <text:p><text:span text:style-name="T1">Données à trouver :</text:span></text:p>
                <text:list>
                  <text:list-item>
                    <text:p><text:span text:style-name="T1">Probabilité de contagion du virus</text:span></text:p>
                  </text:list-item>
                  <text:list-item>
                    <text:p><text:span text:style-name="T1">Durée de la contagion / maladie</text:span></text:p>
                  </text:list-item>
                  <text:list-item>
                    <text:p><text:span text:style-name="T1">Pour les malades, durée pendant laquelle les symptômes ne sont pas visibles</text:span></text:p>
                  </text:list-item>
                  <text:list-item>
                    <text:p><text:span text:style-name="T1">Pour les malades, durée avant laquelle ils tombent malades graves</text:span></text:p>
                  </text:list-item>
                  <text:list-item>
                    <text:p><text:span text:style-name="T1">Pour les malades graves, durée à partir de laquelle ils décèdent (on peut sans doute faire une approximation)</text:span></text:p>
                  </text:list-item>
                  <text:list-item>
                    <text:p><text:span text:style-name="T1">Probabilité d’être porteur sain pour chaque population (combien de populations retient-on ? Lesquelles ?)</text:span></text:p>
                  </text:list-item>
                  <text:list-item>
                    <text:p><text:span text:style-name="T1">Probabilité d’être malade grave pour chaque population déjà malade</text:span></text:p>
                  </text:list-item>
                  <text:list-item>
                    <text:p><text:span text:style-name="T1">Nombre de places maximal dans les hôpitaux (quelle échelle ? La commune ?)</text:span></text:p>
                  </text:list-item>
                  <text:list-item>
                    <text:p><text:span text:style-name="T1">Taux de mortalité s’il y a saturation des hôpitaux pour chaque catégorie de population</text:span></text:p>
                  </text:list-item>
                  <text:list-item>
                    <text:p><text:span text:style-name="T1">Taux de mortalité sans saturation des hôpitaux pour chaque catégorie de population</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Données utiles pour un échange entre clusters</text:p>
          </draw:text-box>
        </draw:frame>
        <draw:frame presentation:style-name="pr5" draw:layer="layout" svg:width="25.5cm" svg:height="13cm" svg:x="1cm" svg:y="5.5cm" presentation:class="outline" presentation:user-transformed="true">
          <draw:text-box>
            <text:list text:style-name="L1">
              <text:list-item>
                <text:p><text:span text:style-name="T1">Données à trouver :</text:span></text:p>
                <text:list>
                  <text:list-item>
                    <text:p><text:span text:style-name="T1">On se positionne sur le choix cluster = commune</text:span></text:p>
                  </text:list-item>
                  <text:list-item>
                    <text:p><text:span text:style-name="T1">La composition par âge de chaque commune pour calculer la taille initiale de chaque population</text:span></text:p>
                  </text:list-item>
                  <text:list-item>
                    <text:p><text:span text:style-name="T1">Le flux de mobilité professionnelle d’une commune à l’autre</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text:span><text:span text:style-name="T28"> <text:s/></text:span></text:p>
              </text:list-item>
              <text:list-item>
                <text:p><text:span text:style-name="T27"><text:s/></text:span><text:span text:style-name="T27">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text:span><text:span text:style-name="T28"> </text:span></text:p>
              </text:list-item>
              <text:list-item>
                <text:p><text:span text:style-name="T2"><text:s/></text:span><text:span text:style-name="T2">Données nécessaires pour l’étude <text:s/></text:span></text:p>
              </text:list-item>
              <text:list-item>
                <text:p><text:span text:style-name="T27"><text:s/></text:span><text:span text:style-name="T2">Dataviz</text:span></text:p>
              </text:list-item>
              <text:list-item>
                <text:p><text:span text:style-name="T27"><text:s/></text:span><text:span text:style-name="T27">Perspectives</text:span></text:p>
              </text:list-item>
            </text:list>
          </draw:text-box>
        </draw:frame>
        <presentation:notes draw:style-name="dp2">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jout d’un aéroport</text:span></text:p>
                <text:list>
                  <text:list-item>
                    <text:p><text:span text:style-name="T1">Ajout de mobilités vers un « cluster » spécifique autour de la commune de Roissy</text:span></text:p>
                  </text:list-item>
                  <text:list-item>
                    <text:p><text:span text:style-name="T1">Hypothèse assez logique d’ajouter un seul « cluster » : les départs d’avions sont concentrés à Roissy et Orly</text:span></text:p>
                  </text:list-item>
                  <text:list-item>
                    <text:p><text:span text:style-name="T1">Possibilité de modéliser l’impact d’une fermeture de frontières plus proprement</text:span></text:p>
                  </text:list-item>
                  <text:list-item>
                    <text:p><text:span text:style-name="T1">Mobilité vers les aéroports liée à la richesse des habitants de la commune, à l’âge des individus</text:span><text:span text:style-name="T1"><text:line-break/></text:span><text:span text:style-name="T1">=&gt; ajout d’un type de mobilité indépendante de la mobilité domicile - travail</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6" draw:text-style-name="P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jout de mobilité vers des zones touristiques</text:span></text:p>
                <text:list>
                  <text:list-item>
                    <text:p><text:span text:style-name="T1">Ajout de mobilités vers plusieurs « clusters » de bord, de mer, de montagne, de grandes villes</text:span></text:p>
                  </text:list-item>
                  <text:list-item>
                    <text:p><text:span text:style-name="T1">Possibilité de modéliser l’impact du ralentissement de l’économie (les gens n’ont plus les moyens de se déplacer) sur la propagation de l’épidémie</text:span></text:p>
                  </text:list-item>
                  <text:list-item>
                    <text:p><text:span text:style-name="T1">Possibilité de modéliser de potentielles interdictions de se déplacer à plus de X km de son domicile pour des raisons non-professionnelles</text:span></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ugmenter le nombre de populations</text:span></text:p>
                <text:list>
                  <text:list-item>
                    <text:p><text:span text:style-name="T1">Ajouter les enfants</text:span></text:p>
                    <text:list>
                      <text:list-item>
                        <text:p><text:span text:style-name="T1">Population très spécifique (beaucoup de contacts avec d’autres enfants, 100 % de porteurs sains, peu de déplacements hors de leurs clusters)</text:span></text:p>
                      </text:list-item>
                      <text:list-item>
                        <text:p><text:span text:style-name="T1">Possibilité de modéliser la fermeture d’écoles</text:span><text:span text:style-name="T1"><text:line-break/></text:span><text:span text:style-name="T1"/></text:p>
                      </text:list-item>
                    </text:list>
                  </text:list-item>
                  <text:list-item>
                    <text:p><text:span text:style-name="T1">Distinguer les inactifs et les chômeurs des actifs occupés</text:span></text:p>
                    <text:list>
                      <text:list-item>
                        <text:p><text:span text:style-name="T1">Chômeurs et inactifs se déplacent peu en dehors du cluster, sans être vulnérable pour autant</text:span></text:p>
                      </text:list-item>
                      <text:list-item>
                        <text:p><text:span text:style-name="T1">Permet de mieux mesurer l’efficacité des mesures de télétravail</text:span></text:p>
                      </text:list-item>
                    </text:list>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Distinguer plus d’âges</text:span></text:p>
                <text:list>
                  <text:list-item>
                    <text:p><text:span text:style-name="T1">Permet de tenir compte que la vulnérabilité dépend beaucoup de l’âge</text:span><text:span text:style-name="T1"><text:line-break/></text:span><text:span text:style-name="T1"/></text:p>
                  </text:list-item>
                </text:list>
              </text:list-item>
              <text:list-item>
                <text:p><text:span text:style-name="T1">Distinguer les contacts entre différentes catégories de population</text:span></text:p>
                <text:list>
                  <text:list-item>
                    <text:p><text:span text:style-name="T1">Les individus vulnérables (personnes âgées notamment) n’ont pas le même taux de contact avec les personnes vulnérables (moins mobiles) qu’avec les populations à risque</text:span></text:p>
                  </text:list-item>
                  <text:list-item>
                    <text:p><text:span text:style-name="T1">De même, les enfants ont plus de contacts avec les autres enfants qu’avec des adultes</text:span></text:p>
                  </text:list-item>
                  <text:list-item>
                    <text:p><text:span text:style-name="T1">Permet de mieux capter la propagation de l’épidémie dans un cluster</text:span></text:p>
                  </text:list-item>
                  <text:list-item>
                    <text:p><text:span text:style-name="T1">Permet de mieux capter l’influence du confinement de certaines catégories de la population</text:span></text:p>
                  </text:list-item>
                  <text:list-item>
                    <text:p><text:span text:style-name="T1">Permet de mieux capter l’influence de la fermeture des écoles</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_20_sans_20_remplissage_5f_1" style:display-name="Objet sans remplissage_1" style:family="graphic">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 style:display-name="Objet sans remplissage_1_1" style:family="graphic" style:parent-style-name="Standard_5f_1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 style:display-name="Objet sans remplissage_1_2" style:family="graphic" style:parent-style-name="Standard_5f_1_5f_2">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_5f_1" style:display-name="Standard_1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1" style:display-name="Standard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_5f_1" style:display-name="Objet sans remplissage_1_1_1" style:family="graphic" style:parent-style-name="Standard_5f_1_5f_1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_5f_1" style:display-name="Standard_1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1" style:display-name="Standard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_5f_1" style:display-name="Objet sans remplissage_1_2_1" style:family="graphic" style:parent-style-name="Standard_5f_1_5f_2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1_5f_2" style:display-name="Standard_1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2" style:display-name="Standard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_5f_3" style:display-name="Standard_1_1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3" style:display-name="Standard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_5f_2" style:display-name="Objet sans remplissage_1_1_2" style:family="graphic" style:parent-style-name="Standard_5f_1_5f_1_5f_3">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_5f_2" style:display-name="Standard_1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2" style:display-name="Standard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_5f_2" style:display-name="Objet sans remplissage_1_2_2" style:family="graphic" style:parent-style-name="Standard_5f_1_5f_2_5f_2">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3T23:56:49.986000000</meta:creation-date>
    <meta:editing-duration>PT8H23M24S</meta:editing-duration>
    <meta:editing-cycles>105</meta:editing-cycles>
    <meta:generator>LibreOffice/6.0.6.2$Windows_X86_64 LibreOffice_project/0c292870b25a325b5ed35f6b45599d2ea4458e77</meta:generator>
    <meta:initial-creator>Nicolas Paliod</meta:initial-creator>
    <dc:date>2020-03-15T12:00:45.992000000</dc:date>
    <meta:document-statistic meta:object-count="427"/>
  </office:meta>
</office:document-meta>
</file>

<file path=Object 1/content.xml><?xml version="1.0" encoding="utf-8"?>
<math xmlns="http://www.w3.org/1998/Math/MathML" display="block">
  <semantics>
    <mrow>
      <msub>
        <mi>n</mi>
        <mrow>
          <mi mathvariant="italic">contact</mi>
          <mi mathvariant="italic">contam</mi>
        </mrow>
      </msub>
      <mo stretchy="false">=</mo>
      <mrow>
        <msub>
          <mo stretchy="false">∑</mo>
          <mi mathvariant="italic">pop</mi>
        </msub>
        <mrow>
          <mfrac>
            <mrow>
              <msub>
                <mi>N</mi>
                <mrow>
                  <mi mathvariant="italic">port</mi>
                  <mi mathvariant="italic">sains</mi>
                  <mi>,</mi>
                  <mi mathvariant="italic">pop</mi>
                </mrow>
              </msub>
              <mo stretchy="false">+</mo>
              <msub>
                <mi>N</mi>
                <mrow>
                  <mi mathvariant="italic">malades</mi>
                  <mi mathvariant="italic">non</mi>
                  <mi mathvariant="italic">décla</mi>
                  <mi>,</mi>
                  <mi mathvariant="italic">pop</mi>
                </mrow>
              </msub>
            </mrow>
            <mrow>
              <msub>
                <mi>N</mi>
                <mrow>
                  <mi mathvariant="italic">non</mi>
                  <mi mathvariant="italic">conta</mi>
                </mrow>
              </msub>
              <mo stretchy="false">+</mo>
              <msub>
                <mi>N</mi>
                <mrow>
                  <mi mathvariant="italic">port</mi>
                  <mi mathvariant="italic">sains</mi>
                  <mi>,</mi>
                  <mi mathvariant="italic">pop</mi>
                </mrow>
              </msub>
              <mo stretchy="false">+</mo>
              <msub>
                <mi>N</mi>
                <mrow>
                  <mi mathvariant="italic">malades</mi>
                  <mi mathvariant="italic">non</mi>
                  <mi mathvariant="italic">décla</mi>
                  <mi>,</mi>
                  <mi mathvariant="italic">pop</mi>
                </mrow>
              </msub>
              <mo stretchy="false">+</mo>
              <msub>
                <mi>N</mi>
                <mrow>
                  <mi mathvariant="italic">immun</mi>
                  <mi>,</mi>
                  <mi mathvariant="italic">pop</mi>
                </mrow>
              </msub>
            </mrow>
          </mfrac>
          <mo stretchy="false">×</mo>
          <msub>
            <mi>N</mi>
            <mrow>
              <mi mathvariant="italic">contacts</mi>
              <mi>,</mi>
              <mi mathvariant="italic">pop</mi>
            </mrow>
          </msub>
        </mrow>
      </mrow>
    </mrow>
    <annotation encoding="StarMath 5.0">n_{contact contam} = sum_pop { {N_{port sains, pop} + N_{malades non décla, pop}} over  { N_{non conta} + N_{port sains, pop} + N_{malades non décla, pop} + N_{immun, pop} } times N_{contacts, pop}}</annotation>
  </semantics>
</math>
</file>

<file path=Object 2/content.xml><?xml version="1.0" encoding="utf-8"?>
<math xmlns="http://www.w3.org/1998/Math/MathML" display="block">
  <semantics>
    <mrow>
      <mn>1</mn>
      <mo stretchy="false">−</mo>
      <mrow>
        <msub>
          <mo stretchy="false">∏</mo>
          <msub>
            <mi>n</mi>
            <mrow>
              <mi mathvariant="italic">contact</mi>
              <mi mathvariant="italic">contam</mi>
            </mrow>
          </msub>
        </msub>
        <mrow>
          <mrow>
            <mn>1</mn>
            <mo stretchy="false">−</mo>
            <mi mathvariant="italic">proba</mi>
          </mrow>
          <mi mathvariant="italic">contag</mi>
        </mrow>
      </mrow>
    </mrow>
    <annotation encoding="StarMath 5.0">1 - prod_{n_{contact contam}} {1 - proba contag}</annotation>
  </semantics>
</math>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